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88mm"/>
    </style:style>
    <style:style style:name="co2" style:family="table-column">
      <style:table-column-properties fo:break-before="auto" style:column-width="32.67mm"/>
    </style:style>
    <style:style style:name="co3" style:family="table-column">
      <style:table-column-properties fo:break-before="auto" style:column-width="16.14mm"/>
    </style:style>
    <style:style style:name="co4" style:family="table-column">
      <style:table-column-properties fo:break-before="auto" style:column-width="16.97mm"/>
    </style:style>
    <style:style style:name="co5" style:family="table-column">
      <style:table-column-properties fo:break-before="auto" style:column-width="23.69mm"/>
    </style:style>
    <style:style style:name="co6" style:family="table-column">
      <style:table-column-properties fo:break-before="auto" style:column-width="21.24mm"/>
    </style:style>
    <style:style style:name="co7" style:family="table-column">
      <style:table-column-properties fo:break-before="auto" style:column-width="18.33mm"/>
    </style:style>
    <style:style style:name="co8" style:family="table-column">
      <style:table-column-properties fo:break-before="auto" style:column-width="20.5mm"/>
    </style:style>
    <style:style style:name="co9" style:family="table-column">
      <style:table-column-properties fo:break-before="auto" style:column-width="27.04mm"/>
    </style:style>
    <style:style style:name="co10" style:family="table-column">
      <style:table-column-properties fo:break-before="auto" style:column-width="25.68mm"/>
    </style:style>
    <style:style style:name="co11" style:family="table-column">
      <style:table-column-properties fo:break-before="auto" style:column-width="25.95mm"/>
    </style:style>
    <style:style style:name="co12" style:family="table-column">
      <style:table-column-properties fo:break-before="auto" style:column-width="10.07mm"/>
    </style:style>
    <style:style style:name="co13" style:family="table-column">
      <style:table-column-properties fo:break-before="auto" style:column-width="21.5mm"/>
    </style:style>
    <style:style style:name="co14" style:family="table-column">
      <style:table-column-properties fo:break-before="auto" style:column-width="20.69mm"/>
    </style:style>
    <style:style style:name="co15" style:family="table-column">
      <style:table-column-properties fo:break-before="auto" style:column-width="25.86mm"/>
    </style:style>
    <style:style style:name="co16" style:family="table-column">
      <style:table-column-properties fo:break-before="auto" style:column-width="18.79mm"/>
    </style:style>
    <style:style style:name="co17" style:family="table-column">
      <style:table-column-properties fo:break-before="auto" style:column-width="21.78mm"/>
    </style:style>
    <style:style style:name="co18" style:family="table-column">
      <style:table-column-properties fo:break-before="auto" style:column-width="15.33mm"/>
    </style:style>
    <style:style style:name="co19" style:family="table-column">
      <style:table-column-properties fo:break-before="auto" style:column-width="15.59mm"/>
    </style:style>
    <style:style style:name="co20" style:family="table-column">
      <style:table-column-properties fo:break-before="auto" style:column-width="29.95mm"/>
    </style:style>
    <style:style style:name="co21" style:family="table-column">
      <style:table-column-properties fo:break-before="auto" style:column-width="42.74mm"/>
    </style:style>
    <style:style style:name="co22" style:family="table-column">
      <style:table-column-properties fo:break-before="auto" style:column-width="22.58mm"/>
    </style:style>
    <style:style style:name="co23" style:family="table-column">
      <style:table-column-properties fo:break-before="auto" style:column-width="16.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 %</number:text>
    </number:percentage-style>
    <number:number-style style:name="N10001" number:language="en" number:country="US">
      <number:number number:decimal-places="0" loext:min-decimal-places="0" number:min-integer-digits="1"/>
    </number:number-style>
    <number:number-style style:name="N10002" number:language="en" number:country="US">
      <number:number number:decimal-places="2" loext:min-decimal-places="2" number:min-integer-digits="1"/>
    </number:number-style>
    <number:percentage-style style:name="N10011" number:language="en" number:country="US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/>
    </style:style>
    <style:style style:name="ce4" style:family="table-cell" style:parent-style-name="Default" style:data-style-name="N10121"/>
    <style:style style:name="ce5" style:family="table-cell" style:parent-style-name="Default" style:data-style-name="N10001"/>
    <style:style style:name="ce6" style:family="table-cell" style:parent-style-name="Default" style:data-style-name="N1"/>
    <style:style style:name="ce10" style:family="table-cell" style:parent-style-name="Default" style:data-style-name="N10122"/>
    <style:style style:name="ce7" style:family="table-cell" style:parent-style-name="Default" style:data-style-name="N11"/>
    <style:style style:name="ce8" style:family="table-cell" style:parent-style-name="Default" style:data-style-name="N10011"/>
    <style:style style:name="ce2" style:family="table-cell" style:parent-style-name="Default" style:data-style-name="N10002"/>
    <style:style style:name="ce14" style:family="table-cell" style:parent-style-name="Default" style:data-style-name="N10125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astrig D20" table:style-name="ta1">
        <table:shapes>
          <draw:frame draw:z-index="0" draw:style-name="gr1" draw:text-style-name="P1" svg:width="159.91mm" svg:height="90.04mm" svg:x="203.86mm" svg:y="98.28mm">
            <draw:object draw:notify-on-update-of-ranges="'Rastrig D20'.B2:'Rastrig D20'.B2 'Rastrig D20'.G2:'Rastrig D20'.G7 'Rastrig D20'.B8:'Rastrig D20'.B8 'Rastrig D20'.G8:'Rastrig D20'.G13 'Rastrig D20'.B14:'Rastrig D20'.B14 'Rastrig D20'.G14:'Rastrig D20'.G1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159.9mm" svg:height="90.04mm" svg:x="24.73mm" svg:y="98.81mm">
            <draw:object draw:notify-on-update-of-ranges="'Rastrig D20'.B2:'Rastrig D20'.B2 'Rastrig D20'.E2:'Rastrig D20'.E7 'Rastrig D20'.B8:'Rastrig D20'.B8 'Rastrig D20'.E8:'Rastrig D20'.E13 'Rastrig D20'.B14:'Rastrig D20'.B14 'Rastrig D20'.E14:'Rastrig D20'.E1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4"/>
        <table:table-column table:style-name="co6" table:default-cell-style-name="ce5"/>
        <table:table-column table:style-name="co7" table:default-cell-style-name="ce10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7" table:default-cell-style-name="ce8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row table:style-name="ro1">
          <table:table-cell office:value-type="string" calcext:value-type="string">
            <text:p>Scenario</text:p>
          </table:table-cell>
          <table:table-cell office:value-type="string" calcext:value-type="string">
            <text:p>Upgrade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Particles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Runtime</text:p>
          </table:table-cell>
          <table:table-cell office:value-type="string" calcext:value-type="string">
            <text:p>Runtime s</text:p>
          </table:table-cell>
          <table:table-cell office:value-type="string" calcext:value-type="string">
            <text:p>Init</text:p>
          </table:table-cell>
          <table:table-cell office:value-type="string" calcext:value-type="string">
            <text:p>Best update</text:p>
          </table:table-cell>
          <table:table-cell office:value-type="string" calcext:value-type="string">
            <text:p>Particle update</text:p>
          </table:table-cell>
          <table:table-cell office:value-type="string" calcext:value-type="string">
            <text:p>Function eval</text:p>
          </table:table-cell>
          <table:table-cell office:value-type="string" calcext:value-type="string">
            <text:p>Memcopy</text:p>
          </table:table-cell>
          <table:table-cell/>
          <table:table-cell office:value-type="string" calcext:value-type="string">
            <text:p>Init %</text:p>
          </table:table-cell>
          <table:table-cell office:value-type="string" calcext:value-type="string">
            <text:p>Best UD %</text:p>
          </table:table-cell>
          <table:table-cell office:value-type="string" calcext:value-type="string">
            <text:p>Particle UD %</text:p>
          </table:table-cell>
          <table:table-cell office:value-type="string" calcext:value-type="string">
            <text:p>Func eval</text:p>
          </table:table-cell>
          <table:table-cell office:value-type="string" calcext:value-type="string">
            <text:p>Memcpy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se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5.95541" calcext:value-type="float">
            <text:p>5.9554100</text:p>
          </table:table-cell>
          <table:table-cell office:value-type="float" office:value="3273" calcext:value-type="float">
            <text:p>3273</text:p>
          </table:table-cell>
          <table:table-cell office:value-type="float" office:value="0.003273" calcext:value-type="float">
            <text:p>0.003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3148" calcext:value-type="float">
            <text:p>314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H2]/[.F2]" office:value-type="percentage" office:value="0.0155820348304308" calcext:value-type="percentage">
            <text:p>1,56 %</text:p>
          </table:table-cell>
          <table:table-cell table:formula="of:=[.I2]/[.F2]" office:value-type="percentage" office:value="0" calcext:value-type="percentage">
            <text:p>0,00 %</text:p>
          </table:table-cell>
          <table:table-cell table:formula="of:=[.J2]/[.F2]" office:value-type="percentage" office:value="0.961808738160709" calcext:value-type="percentage">
            <text:p>96,18 %</text:p>
          </table:table-cell>
          <table:table-cell table:formula="of:=[.K2]/[.F2]" office:value-type="percentage" office:value="0" calcext:value-type="percentage">
            <text:p>0,00 %</text:p>
          </table:table-cell>
          <table:table-cell table:style-name="ce7" table:formula="of:=[.L2]/[.F2]" office:value-type="percentage" office:value="0" calcext:value-type="percentage">
            <text:p>0,00 %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se</text:p>
          </table:table-cell>
          <table:table-cell office:value-type="float" office:value="1000" calcext:value-type="float">
            <text:p>1000</text:p>
          </table:table-cell>
          <table:table-cell office:value-type="float" office:value="32" calcext:value-type="float">
            <text:p>32</text:p>
          </table:table-cell>
          <table:table-cell office:value-type="float" office:value="5.964992" calcext:value-type="float">
            <text:p>5.9649920</text:p>
          </table:table-cell>
          <table:table-cell office:value-type="float" office:value="31342" calcext:value-type="float">
            <text:p>31342</text:p>
          </table:table-cell>
          <table:table-cell office:value-type="float" office:value="0.031342" calcext:value-type="float">
            <text:p>0.031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30577" calcext:value-type="float">
            <text:p>3057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H3]/[.F3]" office:value-type="percentage" office:value="0.00137196094697211" calcext:value-type="percentage">
            <text:p>0,14 %</text:p>
          </table:table-cell>
          <table:table-cell table:formula="of:=[.I3]/[.F3]" office:value-type="percentage" office:value="0" calcext:value-type="percentage">
            <text:p>0,00 %</text:p>
          </table:table-cell>
          <table:table-cell table:formula="of:=[.J3]/[.F3]" office:value-type="percentage" office:value="0.97559185757131" calcext:value-type="percentage">
            <text:p>97,56 %</text:p>
          </table:table-cell>
          <table:table-cell table:formula="of:=[.K3]/[.F3]" office:value-type="percentage" office:value="0" calcext:value-type="percentage">
            <text:p>0,00 %</text:p>
          </table:table-cell>
          <table:table-cell table:style-name="ce7" table:formula="of:=[.L3]/[.F3]" office:value-type="percentage" office:value="0" calcext:value-type="percentage">
            <text:p>0,00 %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ase</text:p>
          </table:table-cell>
          <table:table-cell office:value-type="float" office:value="100" calcext:value-type="float">
            <text:p>100</text:p>
          </table:table-cell>
          <table:table-cell office:value-type="float" office:value="320" calcext:value-type="float">
            <text:p>320</text:p>
          </table:table-cell>
          <table:table-cell office:value-type="float" office:value="4.098978" calcext:value-type="float">
            <text:p>4.0989780</text:p>
          </table:table-cell>
          <table:table-cell office:value-type="float" office:value="36911" calcext:value-type="float">
            <text:p>36911</text:p>
          </table:table-cell>
          <table:table-cell office:value-type="float" office:value="0.036911" calcext:value-type="float">
            <text:p>0.037</text:p>
          </table:table-cell>
          <table:table-cell office:value-type="float" office:value="456" calcext:value-type="float">
            <text:p>456</text:p>
          </table:table-cell>
          <table:table-cell office:value-type="float" office:value="4" calcext:value-type="float">
            <text:p>4</text:p>
          </table:table-cell>
          <table:table-cell office:value-type="float" office:value="36339" calcext:value-type="float">
            <text:p>3633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H4]/[.F4]" office:value-type="percentage" office:value="0.0123540408008453" calcext:value-type="percentage">
            <text:p>1,24 %</text:p>
          </table:table-cell>
          <table:table-cell table:formula="of:=[.I4]/[.F4]" office:value-type="percentage" office:value="0.000108368778954783" calcext:value-type="percentage">
            <text:p>0,01 %</text:p>
          </table:table-cell>
          <table:table-cell table:formula="of:=[.J4]/[.F4]" office:value-type="percentage" office:value="0.984503264609466" calcext:value-type="percentage">
            <text:p>98,45 %</text:p>
          </table:table-cell>
          <table:table-cell table:formula="of:=[.K4]/[.F4]" office:value-type="percentage" office:value="0" calcext:value-type="percentage">
            <text:p>0,00 %</text:p>
          </table:table-cell>
          <table:table-cell table:style-name="ce7" table:formula="of:=[.L4]/[.F4]" office:value-type="percentage" office:value="0" calcext:value-type="percentage">
            <text:p>0,00 %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ase</text:p>
          </table:table-cell>
          <table:table-cell office:value-type="float" office:value="1000" calcext:value-type="float">
            <text:p>1000</text:p>
          </table:table-cell>
          <table:table-cell office:value-type="float" office:value="320" calcext:value-type="float">
            <text:p>320</text:p>
          </table:table-cell>
          <table:table-cell office:value-type="float" office:value="4.559528" calcext:value-type="float">
            <text:p>4.5595280</text:p>
          </table:table-cell>
          <table:table-cell table:style-name="ce6" office:value-type="float" office:value="321570" calcext:value-type="float">
            <text:p>321570</text:p>
          </table:table-cell>
          <table:table-cell office:value-type="float" office:value="0.32157" calcext:value-type="float">
            <text:p>0.322</text:p>
          </table:table-cell>
          <table:table-cell office:value-type="float" office:value="398" calcext:value-type="float">
            <text:p>398</text:p>
          </table:table-cell>
          <table:table-cell office:value-type="float" office:value="5" calcext:value-type="float">
            <text:p>5</text:p>
          </table:table-cell>
          <table:table-cell office:value-type="float" office:value="320072" calcext:value-type="float">
            <text:p>32007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H5]/[.F5]" office:value-type="percentage" office:value="0.00123767764405884" calcext:value-type="percentage">
            <text:p>0,12 %</text:p>
          </table:table-cell>
          <table:table-cell table:formula="of:=[.I5]/[.F5]" office:value-type="percentage" office:value="0.0000155487141213422" calcext:value-type="percentage">
            <text:p>0,00 %</text:p>
          </table:table-cell>
          <table:table-cell table:formula="of:=[.J5]/[.F5]" office:value-type="percentage" office:value="0.995341605249246" calcext:value-type="percentage">
            <text:p>99,53 %</text:p>
          </table:table-cell>
          <table:table-cell table:formula="of:=[.K5]/[.F5]" office:value-type="percentage" office:value="0" calcext:value-type="percentage">
            <text:p>0,00 %</text:p>
          </table:table-cell>
          <table:table-cell table:style-name="ce7" table:formula="of:=[.L5]/[.F5]" office:value-type="percentage" office:value="0" calcext:value-type="percentage">
            <text:p>0,00 %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ase</text:p>
          </table:table-cell>
          <table:table-cell office:value-type="float" office:value="100" calcext:value-type="float">
            <text:p>100</text:p>
          </table:table-cell>
          <table:table-cell office:value-type="float" office:value="3200" calcext:value-type="float">
            <text:p>3200</text:p>
          </table:table-cell>
          <table:table-cell office:value-type="float" office:value="3.446535" calcext:value-type="float">
            <text:p>3.4465350</text:p>
          </table:table-cell>
          <table:table-cell office:value-type="float" office:value="352075" calcext:value-type="float">
            <text:p>352075</text:p>
          </table:table-cell>
          <table:table-cell office:value-type="float" office:value="0.352075" calcext:value-type="float">
            <text:p>0.352</text:p>
          </table:table-cell>
          <table:table-cell office:value-type="float" office:value="3981" calcext:value-type="float">
            <text:p>3981</text:p>
          </table:table-cell>
          <table:table-cell office:value-type="float" office:value="785" calcext:value-type="float">
            <text:p>785</text:p>
          </table:table-cell>
          <table:table-cell office:value-type="float" office:value="347190" calcext:value-type="float">
            <text:p>34719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H6]/[.F6]" office:value-type="percentage" office:value="0.0113072498757367" calcext:value-type="percentage">
            <text:p>1,13 %</text:p>
          </table:table-cell>
          <table:table-cell table:formula="of:=[.I6]/[.F6]" office:value-type="percentage" office:value="0.00222963857132713" calcext:value-type="percentage">
            <text:p>0,22 %</text:p>
          </table:table-cell>
          <table:table-cell table:formula="of:=[.J6]/[.F6]" office:value-type="percentage" office:value="0.986125115387346" calcext:value-type="percentage">
            <text:p>98,61 %</text:p>
          </table:table-cell>
          <table:table-cell table:formula="of:=[.K6]/[.F6]" office:value-type="percentage" office:value="0" calcext:value-type="percentage">
            <text:p>0,00 %</text:p>
          </table:table-cell>
          <table:table-cell table:style-name="ce7" table:formula="of:=[.L6]/[.F6]" office:value-type="percentage" office:value="0" calcext:value-type="percentage">
            <text:p>0,00 %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ase</text:p>
          </table:table-cell>
          <table:table-cell office:value-type="float" office:value="1000" calcext:value-type="float">
            <text:p>1000</text:p>
          </table:table-cell>
          <table:table-cell office:value-type="float" office:value="3200" calcext:value-type="float">
            <text:p>3200</text:p>
          </table:table-cell>
          <table:table-cell office:value-type="float" office:value="3.722846" calcext:value-type="float">
            <text:p>3.7228460</text:p>
          </table:table-cell>
          <table:table-cell office:value-type="float" office:value="3318603" calcext:value-type="float">
            <text:p>3318603</text:p>
          </table:table-cell>
          <table:table-cell office:value-type="float" office:value="3.318603" calcext:value-type="float">
            <text:p>3.319</text:p>
          </table:table-cell>
          <table:table-cell office:value-type="float" office:value="3842" calcext:value-type="float">
            <text:p>3842</text:p>
          </table:table-cell>
          <table:table-cell office:value-type="float" office:value="5398" calcext:value-type="float">
            <text:p>5398</text:p>
          </table:table-cell>
          <table:table-cell office:value-type="float" office:value="3308205" calcext:value-type="float">
            <text:p>330820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H7]/[.F7]" office:value-type="percentage" office:value="0.00115771606305424" calcext:value-type="percentage">
            <text:p>0,12 %</text:p>
          </table:table-cell>
          <table:table-cell table:formula="of:=[.I7]/[.F7]" office:value-type="percentage" office:value="0.00162658805527507" calcext:value-type="percentage">
            <text:p>0,16 %</text:p>
          </table:table-cell>
          <table:table-cell table:formula="of:=[.J7]/[.F7]" office:value-type="percentage" office:value="0.996866753872036" calcext:value-type="percentage">
            <text:p>99,69 %</text:p>
          </table:table-cell>
          <table:table-cell table:formula="of:=[.K7]/[.F7]" office:value-type="percentage" office:value="0" calcext:value-type="percentage">
            <text:p>0,00 %</text:p>
          </table:table-cell>
          <table:table-cell table:style-name="ce7" table:formula="of:=[.L7]/[.F7]" office:value-type="percentage" office:value="0" calcext:value-type="percentage">
            <text:p>0,00 %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UDA pos vel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0.931624" calcext:value-type="float">
            <text:p>0.9316240</text:p>
          </table:table-cell>
          <table:table-cell office:value-type="float" office:value="154262" calcext:value-type="float">
            <text:p>154262</text:p>
          </table:table-cell>
          <table:table-cell office:value-type="float" office:value="0.154262" calcext:value-type="float">
            <text:p>0.154</text:p>
          </table:table-cell>
          <table:table-cell office:value-type="float" office:value="107913" calcext:value-type="float">
            <text:p>107913</text:p>
          </table:table-cell>
          <table:table-cell office:value-type="float" office:value="0" calcext:value-type="float">
            <text:p>0</text:p>
          </table:table-cell>
          <table:table-cell office:value-type="float" office:value="5325" calcext:value-type="float">
            <text:p>5325</text:p>
          </table:table-cell>
          <table:table-cell office:value-type="float" office:value="993" calcext:value-type="float">
            <text:p>993</text:p>
          </table:table-cell>
          <table:table-cell office:value-type="float" office:value="36021" calcext:value-type="float">
            <text:p>36021</text:p>
          </table:table-cell>
          <table:table-cell/>
          <table:table-cell table:formula="of:=[.H8]/[.F8]" office:value-type="percentage" office:value="0.699543633558491" calcext:value-type="percentage">
            <text:p>69,95 %</text:p>
          </table:table-cell>
          <table:table-cell table:formula="of:=[.I8]/[.F8]" office:value-type="percentage" office:value="0" calcext:value-type="percentage">
            <text:p>0,00 %</text:p>
          </table:table-cell>
          <table:table-cell table:formula="of:=[.J8]/[.F8]" office:value-type="percentage" office:value="0.0345191946169504" calcext:value-type="percentage">
            <text:p>3,45 %</text:p>
          </table:table-cell>
          <table:table-cell table:formula="of:=[.K8]/[.F8]" office:value-type="percentage" office:value="0.00643710051730173" calcext:value-type="percentage">
            <text:p>0,64 %</text:p>
          </table:table-cell>
          <table:table-cell table:style-name="ce7" table:formula="of:=[.L8]/[.F8]" office:value-type="percentage" office:value="0.233505335079281" calcext:value-type="percentage">
            <text:p>23,35 %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UDA pos vel</text:p>
          </table:table-cell>
          <table:table-cell office:value-type="float" office:value="1000" calcext:value-type="float">
            <text:p>1000</text:p>
          </table:table-cell>
          <table:table-cell office:value-type="float" office:value="32" calcext:value-type="float">
            <text:p>32</text:p>
          </table:table-cell>
          <table:table-cell office:value-type="float" office:value="0.423047" calcext:value-type="float">
            <text:p>0.4230470</text:p>
          </table:table-cell>
          <table:table-cell office:value-type="float" office:value="450096" calcext:value-type="float">
            <text:p>450096</text:p>
          </table:table-cell>
          <table:table-cell office:value-type="float" office:value="0.450096" calcext:value-type="float">
            <text:p>0.450</text:p>
          </table:table-cell>
          <table:table-cell office:value-type="float" office:value="595" calcext:value-type="float">
            <text:p>595</text:p>
          </table:table-cell>
          <table:table-cell office:value-type="float" office:value="0" calcext:value-type="float">
            <text:p>0</text:p>
          </table:table-cell>
          <table:table-cell office:value-type="float" office:value="53376" calcext:value-type="float">
            <text:p>53376</text:p>
          </table:table-cell>
          <table:table-cell office:value-type="float" office:value="9901" calcext:value-type="float">
            <text:p>9901</text:p>
          </table:table-cell>
          <table:table-cell office:value-type="float" office:value="346085" calcext:value-type="float">
            <text:p>346085</text:p>
          </table:table-cell>
          <table:table-cell/>
          <table:table-cell table:formula="of:=[.H9]/[.F9]" office:value-type="percentage" office:value="0.00132194020831112" calcext:value-type="percentage">
            <text:p>0,13 %</text:p>
          </table:table-cell>
          <table:table-cell table:formula="of:=[.I9]/[.F9]" office:value-type="percentage" office:value="0" calcext:value-type="percentage">
            <text:p>0,00 %</text:p>
          </table:table-cell>
          <table:table-cell table:formula="of:=[.J9]/[.F9]" office:value-type="percentage" office:value="0.118588034552629" calcext:value-type="percentage">
            <text:p>11,86 %</text:p>
          </table:table-cell>
          <table:table-cell table:formula="of:=[.K9]/[.F9]" office:value-type="percentage" office:value="0.0219975294159468" calcext:value-type="percentage">
            <text:p>2,20 %</text:p>
          </table:table-cell>
          <table:table-cell table:style-name="ce7" table:formula="of:=[.L9]/[.F9]" office:value-type="percentage" office:value="0.768913742845971" calcext:value-type="percentage">
            <text:p>76,89 %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UDA pos vel</text:p>
          </table:table-cell>
          <table:table-cell office:value-type="float" office:value="100" calcext:value-type="float">
            <text:p>100</text:p>
          </table:table-cell>
          <table:table-cell office:value-type="float" office:value="320" calcext:value-type="float">
            <text:p>320</text:p>
          </table:table-cell>
          <table:table-cell office:value-type="float" office:value="6.401386" calcext:value-type="float">
            <text:p>6.4013860</text:p>
          </table:table-cell>
          <table:table-cell office:value-type="float" office:value="62922" calcext:value-type="float">
            <text:p>62922</text:p>
          </table:table-cell>
          <table:table-cell office:value-type="float" office:value="0.062922" calcext:value-type="float">
            <text:p>0.063</text:p>
          </table:table-cell>
          <table:table-cell office:value-type="float" office:value="965" calcext:value-type="float">
            <text:p>965</text:p>
          </table:table-cell>
          <table:table-cell office:value-type="float" office:value="0" calcext:value-type="float">
            <text:p>0</text:p>
          </table:table-cell>
          <table:table-cell office:value-type="float" office:value="6182" calcext:value-type="float">
            <text:p>6182</text:p>
          </table:table-cell>
          <table:table-cell office:value-type="float" office:value="10219" calcext:value-type="float">
            <text:p>10219</text:p>
          </table:table-cell>
          <table:table-cell office:value-type="float" office:value="41361" calcext:value-type="float">
            <text:p>41361</text:p>
          </table:table-cell>
          <table:table-cell/>
          <table:table-cell table:formula="of:=[.H10]/[.F10]" office:value-type="percentage" office:value="0.0153364483010712" calcext:value-type="percentage">
            <text:p>1,53 %</text:p>
          </table:table-cell>
          <table:table-cell table:formula="of:=[.I10]/[.F10]" office:value-type="percentage" office:value="0" calcext:value-type="percentage">
            <text:p>0,00 %</text:p>
          </table:table-cell>
          <table:table-cell table:formula="of:=[.J10]/[.F10]" office:value-type="percentage" office:value="0.0982486252820953" calcext:value-type="percentage">
            <text:p>9,82 %</text:p>
          </table:table-cell>
          <table:table-cell table:formula="of:=[.K10]/[.F10]" office:value-type="percentage" office:value="0.162407425065955" calcext:value-type="percentage">
            <text:p>16,24 %</text:p>
          </table:table-cell>
          <table:table-cell table:style-name="ce7" table:formula="of:=[.L10]/[.F10]" office:value-type="percentage" office:value="0.657337656145704" calcext:value-type="percentage">
            <text:p>65,73 %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UDA pos vel</text:p>
          </table:table-cell>
          <table:table-cell office:value-type="float" office:value="1000" calcext:value-type="float">
            <text:p>1000</text:p>
          </table:table-cell>
          <table:table-cell office:value-type="float" office:value="320" calcext:value-type="float">
            <text:p>320</text:p>
          </table:table-cell>
          <table:table-cell office:value-type="float" office:value="1.645865" calcext:value-type="float">
            <text:p>1.6458650</text:p>
          </table:table-cell>
          <table:table-cell office:value-type="float" office:value="601256" calcext:value-type="float">
            <text:p>601256</text:p>
          </table:table-cell>
          <table:table-cell office:value-type="float" office:value="0.601256" calcext:value-type="float">
            <text:p>0.601</text:p>
          </table:table-cell>
          <table:table-cell office:value-type="float" office:value="901" calcext:value-type="float">
            <text:p>901</text:p>
          </table:table-cell>
          <table:table-cell office:value-type="float" office:value="0" calcext:value-type="float">
            <text:p>0</text:p>
          </table:table-cell>
          <table:table-cell office:value-type="float" office:value="60563" calcext:value-type="float">
            <text:p>60563</text:p>
          </table:table-cell>
          <table:table-cell office:value-type="float" office:value="101300" calcext:value-type="float">
            <text:p>101300</text:p>
          </table:table-cell>
          <table:table-cell office:value-type="float" office:value="396790" calcext:value-type="float">
            <text:p>396790</text:p>
          </table:table-cell>
          <table:table-cell/>
          <table:table-cell table:formula="of:=[.H11]/[.F11]" office:value-type="percentage" office:value="0.00149852974440172" calcext:value-type="percentage">
            <text:p>0,15 %</text:p>
          </table:table-cell>
          <table:table-cell table:formula="of:=[.I11]/[.F11]" office:value-type="percentage" office:value="0" calcext:value-type="percentage">
            <text:p>0,00 %</text:p>
          </table:table-cell>
          <table:table-cell table:formula="of:=[.J11]/[.F11]" office:value-type="percentage" office:value="0.100727477147837" calcext:value-type="percentage">
            <text:p>10,07 %</text:p>
          </table:table-cell>
          <table:table-cell table:formula="of:=[.K11]/[.F11]" office:value-type="percentage" office:value="0.168480647178573" calcext:value-type="percentage">
            <text:p>16,85 %</text:p>
          </table:table-cell>
          <table:table-cell table:style-name="ce7" table:formula="of:=[.L11]/[.F11]" office:value-type="percentage" office:value="0.659935202309831" calcext:value-type="percentage">
            <text:p>65,99 %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UDA pos vel</text:p>
          </table:table-cell>
          <table:table-cell office:value-type="float" office:value="100" calcext:value-type="float">
            <text:p>100</text:p>
          </table:table-cell>
          <table:table-cell office:value-type="float" office:value="3200" calcext:value-type="float">
            <text:p>3200</text:p>
          </table:table-cell>
          <table:table-cell office:value-type="float" office:value="0.262492" calcext:value-type="float">
            <text:p>0.2624920</text:p>
          </table:table-cell>
          <table:table-cell office:value-type="float" office:value="362739" calcext:value-type="float">
            <text:p>362739</text:p>
          </table:table-cell>
          <table:table-cell office:value-type="float" office:value="0.362739" calcext:value-type="float">
            <text:p>0.363</text:p>
          </table:table-cell>
          <table:table-cell office:value-type="float" office:value="5052" calcext:value-type="float">
            <text:p>5052</text:p>
          </table:table-cell>
          <table:table-cell office:value-type="float" office:value="537" calcext:value-type="float">
            <text:p>537</text:p>
          </table:table-cell>
          <table:table-cell office:value-type="float" office:value="16465" calcext:value-type="float">
            <text:p>16465</text:p>
          </table:table-cell>
          <table:table-cell office:value-type="float" office:value="101263" calcext:value-type="float">
            <text:p>101263</text:p>
          </table:table-cell>
          <table:table-cell office:value-type="float" office:value="201292" calcext:value-type="float">
            <text:p>201292</text:p>
          </table:table-cell>
          <table:table-cell/>
          <table:table-cell table:formula="of:=[.H12]/[.F12]" office:value-type="percentage" office:value="0.013927369265505" calcext:value-type="percentage">
            <text:p>1,39 %</text:p>
          </table:table-cell>
          <table:table-cell table:formula="of:=[.I12]/[.F12]" office:value-type="percentage" office:value="0.00148040326515759" calcext:value-type="percentage">
            <text:p>0,15 %</text:p>
          </table:table-cell>
          <table:table-cell table:formula="of:=[.J12]/[.F12]" office:value-type="percentage" office:value="0.0453907630555303" calcext:value-type="percentage">
            <text:p>4,54 %</text:p>
          </table:table-cell>
          <table:table-cell table:formula="of:=[.K12]/[.F12]" office:value-type="percentage" office:value="0.279162152401589" calcext:value-type="percentage">
            <text:p>27,92 %</text:p>
          </table:table-cell>
          <table:table-cell table:style-name="ce7" table:formula="of:=[.L12]/[.F12]" office:value-type="percentage" office:value="0.554922409776726" calcext:value-type="percentage">
            <text:p>55,49 %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UDA pos vel</text:p>
          </table:table-cell>
          <table:table-cell office:value-type="float" office:value="1000" calcext:value-type="float">
            <text:p>1000</text:p>
          </table:table-cell>
          <table:table-cell office:value-type="float" office:value="3200" calcext:value-type="float">
            <text:p>3200</text:p>
          </table:table-cell>
          <table:table-cell office:value-type="float" office:value="0.082036" calcext:value-type="float">
            <text:p>0.0820360</text:p>
          </table:table-cell>
          <table:table-cell office:value-type="float" office:value="3588499" calcext:value-type="float">
            <text:p>3588499</text:p>
          </table:table-cell>
          <table:table-cell office:value-type="float" office:value="3.588499" calcext:value-type="float">
            <text:p>3.588</text:p>
          </table:table-cell>
          <table:table-cell office:value-type="float" office:value="4700" calcext:value-type="float">
            <text:p>4700</text:p>
          </table:table-cell>
          <table:table-cell office:value-type="float" office:value="5297" calcext:value-type="float">
            <text:p>5297</text:p>
          </table:table-cell>
          <table:table-cell office:value-type="float" office:value="164777" calcext:value-type="float">
            <text:p>164777</text:p>
          </table:table-cell>
          <table:table-cell office:value-type="float" office:value="1009936" calcext:value-type="float">
            <text:p>1009936</text:p>
          </table:table-cell>
          <table:table-cell office:value-type="float" office:value="2021444" calcext:value-type="float">
            <text:p>2021444</text:p>
          </table:table-cell>
          <table:table-cell/>
          <table:table-cell table:formula="of:=[.H13]/[.F13]" office:value-type="percentage" office:value="0.00130973981043328" calcext:value-type="percentage">
            <text:p>0,13 %</text:p>
          </table:table-cell>
          <table:table-cell table:formula="of:=[.I13]/[.F13]" office:value-type="percentage" office:value="0.00147610463316278" calcext:value-type="percentage">
            <text:p>0,15 %</text:p>
          </table:table-cell>
          <table:table-cell table:formula="of:=[.J13]/[.F13]" office:value-type="percentage" office:value="0.0459180844135668" calcext:value-type="percentage">
            <text:p>4,59 %</text:p>
          </table:table-cell>
          <table:table-cell table:formula="of:=[.K13]/[.F13]" office:value-type="percentage" office:value="0.281436890465902" calcext:value-type="percentage">
            <text:p>28,14 %</text:p>
          </table:table-cell>
          <table:table-cell table:style-name="ce7" table:formula="of:=[.L13]/[.F13]" office:value-type="percentage" office:value="0.563311847098188" calcext:value-type="percentage">
            <text:p>56,33 %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UDA small block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3.917579" calcext:value-type="float">
            <text:p>3.9175790</text:p>
          </table:table-cell>
          <table:table-cell office:value-type="float" office:value="48559" calcext:value-type="float">
            <text:p>48559</text:p>
          </table:table-cell>
          <table:table-cell office:value-type="float" office:value="0.048559" calcext:value-type="float">
            <text:p>0.049</text:p>
          </table:table-cell>
          <table:table-cell office:value-type="float" office:value="466" calcext:value-type="float">
            <text:p>466</text:p>
          </table:table-cell>
          <table:table-cell office:value-type="float" office:value="0" calcext:value-type="float">
            <text:p>0</text:p>
          </table:table-cell>
          <table:table-cell office:value-type="float" office:value="5406" calcext:value-type="float">
            <text:p>5406</text:p>
          </table:table-cell>
          <table:table-cell office:value-type="float" office:value="994" calcext:value-type="float">
            <text:p>994</text:p>
          </table:table-cell>
          <table:table-cell office:value-type="float" office:value="37679" calcext:value-type="float">
            <text:p>37679</text:p>
          </table:table-cell>
          <table:table-cell/>
          <table:table-cell table:formula="of:=[.H14]/[.F14]" office:value-type="percentage" office:value="0.00959657324079985" calcext:value-type="percentage">
            <text:p>0,96 %</text:p>
          </table:table-cell>
          <table:table-cell table:formula="of:=[.I14]/[.F14]" office:value-type="percentage" office:value="0" calcext:value-type="percentage">
            <text:p>0,00 %</text:p>
          </table:table-cell>
          <table:table-cell table:formula="of:=[.J14]/[.F14]" office:value-type="percentage" office:value="0.111328486995202" calcext:value-type="percentage">
            <text:p>11,13 %</text:p>
          </table:table-cell>
          <table:table-cell table:formula="of:=[.K14]/[.F14]" office:value-type="percentage" office:value="0.0204699437797319" calcext:value-type="percentage">
            <text:p>2,05 %</text:p>
          </table:table-cell>
          <table:table-cell table:style-name="ce7" table:formula="of:=[.L14]/[.F14]" office:value-type="percentage" office:value="0.775942667682613" calcext:value-type="percentage">
            <text:p>77,59 %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UDA small block</text:p>
          </table:table-cell>
          <table:table-cell office:value-type="float" office:value="1000" calcext:value-type="float">
            <text:p>1000</text:p>
          </table:table-cell>
          <table:table-cell office:value-type="float" office:value="32" calcext:value-type="float">
            <text:p>32</text:p>
          </table:table-cell>
          <table:table-cell office:value-type="float" office:value="3.080717" calcext:value-type="float">
            <text:p>3.0807170</text:p>
          </table:table-cell>
          <table:table-cell office:value-type="float" office:value="494019" calcext:value-type="float">
            <text:p>494019</text:p>
          </table:table-cell>
          <table:table-cell office:value-type="float" office:value="0.494019" calcext:value-type="float">
            <text:p>0.494</text:p>
          </table:table-cell>
          <table:table-cell office:value-type="float" office:value="576" calcext:value-type="float">
            <text:p>576</text:p>
          </table:table-cell>
          <table:table-cell office:value-type="float" office:value="0" calcext:value-type="float">
            <text:p>0</text:p>
          </table:table-cell>
          <table:table-cell office:value-type="float" office:value="57222" calcext:value-type="float">
            <text:p>57222</text:p>
          </table:table-cell>
          <table:table-cell office:value-type="float" office:value="10018" calcext:value-type="float">
            <text:p>10018</text:p>
          </table:table-cell>
          <table:table-cell office:value-type="float" office:value="385487" calcext:value-type="float">
            <text:p>385487</text:p>
          </table:table-cell>
          <table:table-cell/>
          <table:table-cell table:formula="of:=[.H15]/[.F15]" office:value-type="percentage" office:value="0.00116594705871637" calcext:value-type="percentage">
            <text:p>0,12 %</text:p>
          </table:table-cell>
          <table:table-cell table:formula="of:=[.I15]/[.F15]" office:value-type="percentage" office:value="0" calcext:value-type="percentage">
            <text:p>0,00 %</text:p>
          </table:table-cell>
          <table:table-cell table:formula="of:=[.J15]/[.F15]" office:value-type="percentage" office:value="0.115829553114354" calcext:value-type="percentage">
            <text:p>11,58 %</text:p>
          </table:table-cell>
          <table:table-cell table:formula="of:=[.K15]/[.F15]" office:value-type="percentage" office:value="0.0202785722816329" calcext:value-type="percentage">
            <text:p>2,03 %</text:p>
          </table:table-cell>
          <table:table-cell table:style-name="ce7" table:formula="of:=[.L15]/[.F15]" office:value-type="percentage" office:value="0.780308044832284" calcext:value-type="percentage">
            <text:p>78,03 %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UDA small block</text:p>
          </table:table-cell>
          <table:table-cell office:value-type="float" office:value="100" calcext:value-type="float">
            <text:p>100</text:p>
          </table:table-cell>
          <table:table-cell office:value-type="float" office:value="320" calcext:value-type="float">
            <text:p>320</text:p>
          </table:table-cell>
          <table:table-cell office:value-type="float" office:value="2.902125" calcext:value-type="float">
            <text:p>2.9021250</text:p>
          </table:table-cell>
          <table:table-cell office:value-type="float" office:value="62799" calcext:value-type="float">
            <text:p>62799</text:p>
          </table:table-cell>
          <table:table-cell office:value-type="float" office:value="0.062799" calcext:value-type="float">
            <text:p>0.063</text:p>
          </table:table-cell>
          <table:table-cell office:value-type="float" office:value="1019" calcext:value-type="float">
            <text:p>1019</text:p>
          </table:table-cell>
          <table:table-cell office:value-type="float" office:value="1" calcext:value-type="float">
            <text:p>1</text:p>
          </table:table-cell>
          <table:table-cell office:value-type="float" office:value="5849" calcext:value-type="float">
            <text:p>5849</text:p>
          </table:table-cell>
          <table:table-cell office:value-type="float" office:value="10212" calcext:value-type="float">
            <text:p>10212</text:p>
          </table:table-cell>
          <table:table-cell office:value-type="float" office:value="41556" calcext:value-type="float">
            <text:p>41556</text:p>
          </table:table-cell>
          <table:table-cell/>
          <table:table-cell table:formula="of:=[.H16]/[.F16]" office:value-type="percentage" office:value="0.0162263730314177" calcext:value-type="percentage">
            <text:p>1,62 %</text:p>
          </table:table-cell>
          <table:table-cell table:formula="of:=[.I16]/[.F16]" office:value-type="percentage" office:value="0.0000159238204430007" calcext:value-type="percentage">
            <text:p>0,00 %</text:p>
          </table:table-cell>
          <table:table-cell table:formula="of:=[.J16]/[.F16]" office:value-type="percentage" office:value="0.093138425771111" calcext:value-type="percentage">
            <text:p>9,31 %</text:p>
          </table:table-cell>
          <table:table-cell table:formula="of:=[.K16]/[.F16]" office:value-type="percentage" office:value="0.162614054363923" calcext:value-type="percentage">
            <text:p>16,26 %</text:p>
          </table:table-cell>
          <table:table-cell table:style-name="ce7" table:formula="of:=[.L16]/[.F16]" office:value-type="percentage" office:value="0.661730282329336" calcext:value-type="percentage">
            <text:p>66,17 %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UDA small block</text:p>
          </table:table-cell>
          <table:table-cell office:value-type="float" office:value="1000" calcext:value-type="float">
            <text:p>1000</text:p>
          </table:table-cell>
          <table:table-cell office:value-type="float" office:value="320" calcext:value-type="float">
            <text:p>320</text:p>
          </table:table-cell>
          <table:table-cell office:value-type="float" office:value="3.974747" calcext:value-type="float">
            <text:p>3.9747470</text:p>
          </table:table-cell>
          <table:table-cell office:value-type="float" office:value="599657" calcext:value-type="float">
            <text:p>599657</text:p>
          </table:table-cell>
          <table:table-cell office:value-type="float" office:value="0.599657" calcext:value-type="float">
            <text:p>0.600</text:p>
          </table:table-cell>
          <table:table-cell office:value-type="float" office:value="885" calcext:value-type="float">
            <text:p>885</text:p>
          </table:table-cell>
          <table:table-cell office:value-type="float" office:value="1" calcext:value-type="float">
            <text:p>1</text:p>
          </table:table-cell>
          <table:table-cell office:value-type="float" office:value="58492" calcext:value-type="float">
            <text:p>58492</text:p>
          </table:table-cell>
          <table:table-cell office:value-type="float" office:value="101096" calcext:value-type="float">
            <text:p>101096</text:p>
          </table:table-cell>
          <table:table-cell office:value-type="float" office:value="397530" calcext:value-type="float">
            <text:p>397530</text:p>
          </table:table-cell>
          <table:table-cell/>
          <table:table-cell table:formula="of:=[.H17]/[.F17]" office:value-type="percentage" office:value="0.00147584369064315" calcext:value-type="percentage">
            <text:p>0,15 %</text:p>
          </table:table-cell>
          <table:table-cell table:formula="of:=[.I17]/[.F17]" office:value-type="percentage" office:value="0.00000166761998942729" calcext:value-type="percentage">
            <text:p>0,00 %</text:p>
          </table:table-cell>
          <table:table-cell table:formula="of:=[.J17]/[.F17]" office:value-type="percentage" office:value="0.097542428421581" calcext:value-type="percentage">
            <text:p>9,75 %</text:p>
          </table:table-cell>
          <table:table-cell table:formula="of:=[.K17]/[.F17]" office:value-type="percentage" office:value="0.168589710451141" calcext:value-type="percentage">
            <text:p>16,86 %</text:p>
          </table:table-cell>
          <table:table-cell table:style-name="ce7" table:formula="of:=[.L17]/[.F17]" office:value-type="percentage" office:value="0.66292897439703" calcext:value-type="percentage">
            <text:p>66,29 %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UDA small block</text:p>
          </table:table-cell>
          <table:table-cell office:value-type="float" office:value="100" calcext:value-type="float">
            <text:p>100</text:p>
          </table:table-cell>
          <table:table-cell office:value-type="float" office:value="3200" calcext:value-type="float">
            <text:p>3200</text:p>
          </table:table-cell>
          <table:table-cell office:value-type="float" office:value="0.062259" calcext:value-type="float">
            <text:p>0.0622590</text:p>
          </table:table-cell>
          <table:table-cell office:value-type="float" office:value="360267" calcext:value-type="float">
            <text:p>360267</text:p>
          </table:table-cell>
          <table:table-cell office:value-type="float" office:value="0.360267" calcext:value-type="float">
            <text:p>0.360</text:p>
          </table:table-cell>
          <table:table-cell office:value-type="float" office:value="4969" calcext:value-type="float">
            <text:p>4969</text:p>
          </table:table-cell>
          <table:table-cell office:value-type="float" office:value="536" calcext:value-type="float">
            <text:p>536</text:p>
          </table:table-cell>
          <table:table-cell office:value-type="float" office:value="15990" calcext:value-type="float">
            <text:p>15990</text:p>
          </table:table-cell>
          <table:table-cell office:value-type="float" office:value="100810" calcext:value-type="float">
            <text:p>100810</text:p>
          </table:table-cell>
          <table:table-cell office:value-type="float" office:value="200041" calcext:value-type="float">
            <text:p>200041</text:p>
          </table:table-cell>
          <table:table-cell/>
          <table:table-cell table:formula="of:=[.H18]/[.F18]" office:value-type="percentage" office:value="0.013792548304452" calcext:value-type="percentage">
            <text:p>1,38 %</text:p>
          </table:table-cell>
          <table:table-cell table:formula="of:=[.I18]/[.F18]" office:value-type="percentage" office:value="0.00148778544801494" calcext:value-type="percentage">
            <text:p>0,15 %</text:p>
          </table:table-cell>
          <table:table-cell table:formula="of:=[.J18]/[.F18]" office:value-type="percentage" office:value="0.0443837487196996" calcext:value-type="percentage">
            <text:p>4,44 %</text:p>
          </table:table-cell>
          <table:table-cell table:formula="of:=[.K18]/[.F18]" office:value-type="percentage" office:value="0.279820244429826" calcext:value-type="percentage">
            <text:p>27,98 %</text:p>
          </table:table-cell>
          <table:table-cell table:style-name="ce7" table:formula="of:=[.L18]/[.F18]" office:value-type="percentage" office:value="0.55525762837007" calcext:value-type="percentage">
            <text:p>55,53 %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UDA small block</text:p>
          </table:table-cell>
          <table:table-cell office:value-type="float" office:value="1000" calcext:value-type="float">
            <text:p>1000</text:p>
          </table:table-cell>
          <table:table-cell office:value-type="float" office:value="3200" calcext:value-type="float">
            <text:p>3200</text:p>
          </table:table-cell>
          <table:table-cell office:value-type="float" office:value="0.067377" calcext:value-type="float">
            <text:p>0.0673770</text:p>
          </table:table-cell>
          <table:table-cell office:value-type="float" office:value="3551887" calcext:value-type="float">
            <text:p>3551887</text:p>
          </table:table-cell>
          <table:table-cell office:value-type="float" office:value="3.551887" calcext:value-type="float">
            <text:p>3.552</text:p>
          </table:table-cell>
          <table:table-cell office:value-type="float" office:value="4910" calcext:value-type="float">
            <text:p>4910</text:p>
          </table:table-cell>
          <table:table-cell office:value-type="float" office:value="5243" calcext:value-type="float">
            <text:p>5243</text:p>
          </table:table-cell>
          <table:table-cell office:value-type="float" office:value="160008" calcext:value-type="float">
            <text:p>160008</text:p>
          </table:table-cell>
          <table:table-cell office:value-type="float" office:value="999839" calcext:value-type="float">
            <text:p>999839</text:p>
          </table:table-cell>
          <table:table-cell office:value-type="float" office:value="1998673" calcext:value-type="float">
            <text:p>1998673</text:p>
          </table:table-cell>
          <table:table-cell/>
          <table:table-cell table:formula="of:=[.H19]/[.F19]" office:value-type="percentage" office:value="0.00138236379704647" calcext:value-type="percentage">
            <text:p>0,14 %</text:p>
          </table:table-cell>
          <table:table-cell table:formula="of:=[.I19]/[.F19]" office:value-type="percentage" office:value="0.00147611677961602" calcext:value-type="percentage">
            <text:p>0,15 %</text:p>
          </table:table-cell>
          <table:table-cell table:formula="of:=[.J19]/[.F19]" office:value-type="percentage" office:value="0.0450487304353995" calcext:value-type="percentage">
            <text:p>4,50 %</text:p>
          </table:table-cell>
          <table:table-cell table:formula="of:=[.K19]/[.F19]" office:value-type="percentage" office:value="0.281495160178238" calcext:value-type="percentage">
            <text:p>28,15 %</text:p>
          </table:table-cell>
          <table:table-cell table:style-name="ce7" table:formula="of:=[.L19]/[.F19]" office:value-type="percentage" office:value="0.562707372165837" calcext:value-type="percentage">
            <text:p>56,27 %</text:p>
          </table:table-cell>
          <table:table-cell table:number-columns-repeated="4"/>
        </table:table-row>
        <table:table-row table:style-name="ro1" table:number-rows-repeated="1048556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Rastrig D2" table:style-name="ta1">
        <table:shapes>
          <draw:frame draw:z-index="0" draw:style-name="gr1" draw:text-style-name="P1" svg:width="159.78mm" svg:height="90.04mm" svg:x="13.18mm" svg:y="104.92mm">
            <draw:object draw:notify-on-update-of-ranges="'Rastrig D2'.B2:'Rastrig D2'.B2 'Rastrig D2'.E2:'Rastrig D2'.E7 'Rastrig D2'.B8:'Rastrig D2'.B8 'Rastrig D2'.E8:'Rastrig D2'.E13 'Rastrig D2'.B14:'Rastrig D2'.B14 'Rastrig D2'.E14:'Rastrig D2'.E1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78mm" svg:height="90.04mm" svg:x="197.67mm" svg:y="105.98mm">
            <draw:object draw:notify-on-update-of-ranges="'Rastrig D2'.B2:'Rastrig D2'.B2 'Rastrig D2'.G2:'Rastrig D2'.G7 'Rastrig D2'.B8:'Rastrig D2'.B8 'Rastrig D2'.G8:'Rastrig D2'.G13 'Rastrig D2'.B14:'Rastrig D2'.B14 'Rastrig D2'.G14:'Rastrig D2'.G1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23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4"/>
        <table:table-column table:style-name="co6" table:default-cell-style-name="ce5"/>
        <table:table-column table:style-name="co7" table:default-cell-style-name="ce10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7" table:default-cell-style-name="ce8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row table:style-name="ro1">
          <table:table-cell office:value-type="string" calcext:value-type="string">
            <text:p>Scenario</text:p>
          </table:table-cell>
          <table:table-cell office:value-type="string" calcext:value-type="string">
            <text:p>Upgrade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Particles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Runtime</text:p>
          </table:table-cell>
          <table:table-cell office:value-type="string" calcext:value-type="string">
            <text:p>Runtime s</text:p>
          </table:table-cell>
          <table:table-cell office:value-type="string" calcext:value-type="string">
            <text:p>Init</text:p>
          </table:table-cell>
          <table:table-cell office:value-type="string" calcext:value-type="string">
            <text:p>Best update</text:p>
          </table:table-cell>
          <table:table-cell office:value-type="string" calcext:value-type="string">
            <text:p>Particle update</text:p>
          </table:table-cell>
          <table:table-cell office:value-type="string" calcext:value-type="string">
            <text:p>Function eval</text:p>
          </table:table-cell>
          <table:table-cell office:value-type="string" calcext:value-type="string">
            <text:p>Memcopy</text:p>
          </table:table-cell>
          <table:table-cell/>
          <table:table-cell office:value-type="string" calcext:value-type="string">
            <text:p>Init %</text:p>
          </table:table-cell>
          <table:table-cell office:value-type="string" calcext:value-type="string">
            <text:p>Best UD %</text:p>
          </table:table-cell>
          <table:table-cell office:value-type="string" calcext:value-type="string">
            <text:p>Particle UD %</text:p>
          </table:table-cell>
          <table:table-cell office:value-type="string" calcext:value-type="string">
            <text:p>Func eval</text:p>
          </table:table-cell>
          <table:table-cell office:value-type="string" calcext:value-type="string">
            <text:p>Memcpy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se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0.00003" calcext:value-type="float">
            <text:p>0.000030</text:p>
          </table:table-cell>
          <table:table-cell office:value-type="float" office:value="640" calcext:value-type="float">
            <text:p>640</text:p>
          </table:table-cell>
          <table:table-cell office:value-type="float" office:value="0.00064" calcext:value-type="float">
            <text:p>0.00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548" calcext:value-type="float">
            <text:p>54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H2]/[.F2]" office:value-type="percentage" office:value="0.05" calcext:value-type="percentage">
            <text:p>5,00 %</text:p>
          </table:table-cell>
          <table:table-cell table:formula="of:=[.I2]/[.F2]" office:value-type="percentage" office:value="0" calcext:value-type="percentage">
            <text:p>0,00 %</text:p>
          </table:table-cell>
          <table:table-cell table:formula="of:=[.J2]/[.F2]" office:value-type="percentage" office:value="0.85625" calcext:value-type="percentage">
            <text:p>85,63 %</text:p>
          </table:table-cell>
          <table:table-cell table:formula="of:=[.K2]/[.F2]" office:value-type="percentage" office:value="0" calcext:value-type="percentage">
            <text:p>0,00 %</text:p>
          </table:table-cell>
          <table:table-cell table:style-name="ce7" table:formula="of:=[.L2]/[.F2]" office:value-type="percentage" office:value="0" calcext:value-type="percentage">
            <text:p>0,00 %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se</text:p>
          </table:table-cell>
          <table:table-cell office:value-type="float" office:value="1000" calcext:value-type="float">
            <text:p>1000</text:p>
          </table:table-cell>
          <table:table-cell office:value-type="float" office:value="32" calcext:value-type="float">
            <text:p>32</text:p>
          </table:table-cell>
          <table:table-cell office:value-type="float" office:value="0.00004" calcext:value-type="float">
            <text:p>0.000040</text:p>
          </table:table-cell>
          <table:table-cell office:value-type="float" office:value="5903" calcext:value-type="float">
            <text:p>5903</text:p>
          </table:table-cell>
          <table:table-cell office:value-type="float" office:value="0.005903" calcext:value-type="float">
            <text:p>0.00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5273" calcext:value-type="float">
            <text:p>527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H3]/[.F3]" office:value-type="percentage" office:value="0.00304929696764357" calcext:value-type="percentage">
            <text:p>0,30 %</text:p>
          </table:table-cell>
          <table:table-cell table:formula="of:=[.I3]/[.F3]" office:value-type="percentage" office:value="0" calcext:value-type="percentage">
            <text:p>0,00 %</text:p>
          </table:table-cell>
          <table:table-cell table:formula="of:=[.J3]/[.F3]" office:value-type="percentage" office:value="0.893274606132475" calcext:value-type="percentage">
            <text:p>89,33 %</text:p>
          </table:table-cell>
          <table:table-cell table:formula="of:=[.K3]/[.F3]" office:value-type="percentage" office:value="0" calcext:value-type="percentage">
            <text:p>0,00 %</text:p>
          </table:table-cell>
          <table:table-cell table:style-name="ce7" table:formula="of:=[.L3]/[.F3]" office:value-type="percentage" office:value="0" calcext:value-type="percentage">
            <text:p>0,00 %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ase</text:p>
          </table:table-cell>
          <table:table-cell office:value-type="float" office:value="100" calcext:value-type="float">
            <text:p>100</text:p>
          </table:table-cell>
          <table:table-cell office:value-type="float" office:value="320" calcext:value-type="float">
            <text:p>320</text:p>
          </table:table-cell>
          <table:table-cell office:value-type="float" office:value="0.000045" calcext:value-type="float">
            <text:p>0.000045</text:p>
          </table:table-cell>
          <table:table-cell office:value-type="float" office:value="6292" calcext:value-type="float">
            <text:p>6292</text:p>
          </table:table-cell>
          <table:table-cell office:value-type="float" office:value="0.006292" calcext:value-type="float">
            <text:p>0.006</text:p>
          </table:table-cell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office:value-type="float" office:value="6004" calcext:value-type="float">
            <text:p>600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H4]/[.F4]" office:value-type="percentage" office:value="0.0284488239033694" calcext:value-type="percentage">
            <text:p>2,84 %</text:p>
          </table:table-cell>
          <table:table-cell table:formula="of:=[.I4]/[.F4]" office:value-type="percentage" office:value="0" calcext:value-type="percentage">
            <text:p>0,00 %</text:p>
          </table:table-cell>
          <table:table-cell table:formula="of:=[.J4]/[.F4]" office:value-type="percentage" office:value="0.954227590591227" calcext:value-type="percentage">
            <text:p>95,42 %</text:p>
          </table:table-cell>
          <table:table-cell table:formula="of:=[.K4]/[.F4]" office:value-type="percentage" office:value="0" calcext:value-type="percentage">
            <text:p>0,00 %</text:p>
          </table:table-cell>
          <table:table-cell table:style-name="ce7" table:formula="of:=[.L4]/[.F4]" office:value-type="percentage" office:value="0" calcext:value-type="percentage">
            <text:p>0,00 %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ase</text:p>
          </table:table-cell>
          <table:table-cell office:value-type="float" office:value="1000" calcext:value-type="float">
            <text:p>1000</text:p>
          </table:table-cell>
          <table:table-cell office:value-type="float" office:value="320" calcext:value-type="float">
            <text:p>320</text:p>
          </table:table-cell>
          <table:table-cell office:value-type="float" office:value="0.000018" calcext:value-type="float">
            <text:p>0.000018</text:p>
          </table:table-cell>
          <table:table-cell table:style-name="ce6" office:value-type="float" office:value="60083" calcext:value-type="float">
            <text:p>60083</text:p>
          </table:table-cell>
          <table:table-cell office:value-type="float" office:value="0.060083" calcext:value-type="float">
            <text:p>0.060</text:p>
          </table:table-cell>
          <table:table-cell office:value-type="float" office:value="150" calcext:value-type="float">
            <text:p>150</text:p>
          </table:table-cell>
          <table:table-cell office:value-type="float" office:value="75" calcext:value-type="float">
            <text:p>75</text:p>
          </table:table-cell>
          <table:table-cell office:value-type="float" office:value="58836" calcext:value-type="float">
            <text:p>5883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H5]/[.F5]" office:value-type="percentage" office:value="0.00249654644408568" calcext:value-type="percentage">
            <text:p>0,25 %</text:p>
          </table:table-cell>
          <table:table-cell table:formula="of:=[.I5]/[.F5]" office:value-type="percentage" office:value="0.00124827322204284" calcext:value-type="percentage">
            <text:p>0,12 %</text:p>
          </table:table-cell>
          <table:table-cell table:formula="of:=[.J5]/[.F5]" office:value-type="percentage" office:value="0.979245377228168" calcext:value-type="percentage">
            <text:p>97,92 %</text:p>
          </table:table-cell>
          <table:table-cell table:formula="of:=[.K5]/[.F5]" office:value-type="percentage" office:value="0" calcext:value-type="percentage">
            <text:p>0,00 %</text:p>
          </table:table-cell>
          <table:table-cell table:style-name="ce7" table:formula="of:=[.L5]/[.F5]" office:value-type="percentage" office:value="0" calcext:value-type="percentage">
            <text:p>0,00 %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ase</text:p>
          </table:table-cell>
          <table:table-cell office:value-type="float" office:value="100" calcext:value-type="float">
            <text:p>100</text:p>
          </table:table-cell>
          <table:table-cell office:value-type="float" office:value="3200" calcext:value-type="float">
            <text:p>3200</text:p>
          </table:table-cell>
          <table:table-cell office:value-type="float" office:value="0.000045" calcext:value-type="float">
            <text:p>0.000045</text:p>
          </table:table-cell>
          <table:table-cell office:value-type="float" office:value="61246" calcext:value-type="float">
            <text:p>61246</text:p>
          </table:table-cell>
          <table:table-cell office:value-type="float" office:value="0.061246" calcext:value-type="float">
            <text:p>0.061</text:p>
          </table:table-cell>
          <table:table-cell office:value-type="float" office:value="1524" calcext:value-type="float">
            <text:p>1524</text:p>
          </table:table-cell>
          <table:table-cell office:value-type="float" office:value="442" calcext:value-type="float">
            <text:p>442</text:p>
          </table:table-cell>
          <table:table-cell office:value-type="float" office:value="59152" calcext:value-type="float">
            <text:p>5915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H6]/[.F6]" office:value-type="percentage" office:value="0.0248832576821343" calcext:value-type="percentage">
            <text:p>2,49 %</text:p>
          </table:table-cell>
          <table:table-cell table:formula="of:=[.I6]/[.F6]" office:value-type="percentage" office:value="0.00721679783169513" calcext:value-type="percentage">
            <text:p>0,72 %</text:p>
          </table:table-cell>
          <table:table-cell table:formula="of:=[.J6]/[.F6]" office:value-type="percentage" office:value="0.965810012082422" calcext:value-type="percentage">
            <text:p>96,58 %</text:p>
          </table:table-cell>
          <table:table-cell table:formula="of:=[.K6]/[.F6]" office:value-type="percentage" office:value="0" calcext:value-type="percentage">
            <text:p>0,00 %</text:p>
          </table:table-cell>
          <table:table-cell table:style-name="ce7" table:formula="of:=[.L6]/[.F6]" office:value-type="percentage" office:value="0" calcext:value-type="percentage">
            <text:p>0,00 %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ase</text:p>
          </table:table-cell>
          <table:table-cell office:value-type="float" office:value="1000" calcext:value-type="float">
            <text:p>1000</text:p>
          </table:table-cell>
          <table:table-cell office:value-type="float" office:value="3200" calcext:value-type="float">
            <text:p>3200</text:p>
          </table:table-cell>
          <table:table-cell office:value-type="float" office:value="0.000028" calcext:value-type="float">
            <text:p>0.000028</text:p>
          </table:table-cell>
          <table:table-cell office:value-type="float" office:value="562789" calcext:value-type="float">
            <text:p>562789</text:p>
          </table:table-cell>
          <table:table-cell office:value-type="float" office:value="0.562789" calcext:value-type="float">
            <text:p>0.563</text:p>
          </table:table-cell>
          <table:table-cell office:value-type="float" office:value="1403" calcext:value-type="float">
            <text:p>1403</text:p>
          </table:table-cell>
          <table:table-cell office:value-type="float" office:value="4418" calcext:value-type="float">
            <text:p>4418</text:p>
          </table:table-cell>
          <table:table-cell office:value-type="float" office:value="555730" calcext:value-type="float">
            <text:p>55573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H7]/[.F7]" office:value-type="percentage" office:value="0.00249294140432738" calcext:value-type="percentage">
            <text:p>0,25 %</text:p>
          </table:table-cell>
          <table:table-cell table:formula="of:=[.I7]/[.F7]" office:value-type="percentage" office:value="0.0078501889695783" calcext:value-type="percentage">
            <text:p>0,79 %</text:p>
          </table:table-cell>
          <table:table-cell table:formula="of:=[.J7]/[.F7]" office:value-type="percentage" office:value="0.987457110924343" calcext:value-type="percentage">
            <text:p>98,75 %</text:p>
          </table:table-cell>
          <table:table-cell table:formula="of:=[.K7]/[.F7]" office:value-type="percentage" office:value="0" calcext:value-type="percentage">
            <text:p>0,00 %</text:p>
          </table:table-cell>
          <table:table-cell table:style-name="ce7" table:formula="of:=[.L7]/[.F7]" office:value-type="percentage" office:value="0" calcext:value-type="percentage">
            <text:p>0,00 %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UDA pos vel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1.387934" calcext:value-type="float">
            <text:p>1.387934</text:p>
          </table:table-cell>
          <table:table-cell office:value-type="float" office:value="158259" calcext:value-type="float">
            <text:p>158259</text:p>
          </table:table-cell>
          <table:table-cell office:value-type="float" office:value="0.158259" calcext:value-type="float">
            <text:p>0.158</text:p>
          </table:table-cell>
          <table:table-cell office:value-type="float" office:value="113179" calcext:value-type="float">
            <text:p>113179</text:p>
          </table:table-cell>
          <table:table-cell office:value-type="float" office:value="0" calcext:value-type="float">
            <text:p>0</text:p>
          </table:table-cell>
          <table:table-cell office:value-type="float" office:value="5091" calcext:value-type="float">
            <text:p>5091</text:p>
          </table:table-cell>
          <table:table-cell office:value-type="float" office:value="101" calcext:value-type="float">
            <text:p>101</text:p>
          </table:table-cell>
          <table:table-cell office:value-type="float" office:value="35906" calcext:value-type="float">
            <text:p>35906</text:p>
          </table:table-cell>
          <table:table-cell/>
          <table:table-cell table:formula="of:=[.H8]/[.F8]" office:value-type="percentage" office:value="0.715150481173267" calcext:value-type="percentage">
            <text:p>71,52 %</text:p>
          </table:table-cell>
          <table:table-cell table:formula="of:=[.I8]/[.F8]" office:value-type="percentage" office:value="0" calcext:value-type="percentage">
            <text:p>0,00 %</text:p>
          </table:table-cell>
          <table:table-cell table:formula="of:=[.J8]/[.F8]" office:value-type="percentage" office:value="0.0321687866092924" calcext:value-type="percentage">
            <text:p>3,22 %</text:p>
          </table:table-cell>
          <table:table-cell table:formula="of:=[.K8]/[.F8]" office:value-type="percentage" office:value="0.00063819435229592" calcext:value-type="percentage">
            <text:p>0,06 %</text:p>
          </table:table-cell>
          <table:table-cell table:style-name="ce7" table:formula="of:=[.L8]/[.F8]" office:value-type="percentage" office:value="0.226881251619181" calcext:value-type="percentage">
            <text:p>22,69 %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UDA pos vel</text:p>
          </table:table-cell>
          <table:table-cell office:value-type="float" office:value="1000" calcext:value-type="float">
            <text:p>1000</text:p>
          </table:table-cell>
          <table:table-cell office:value-type="float" office:value="32" calcext:value-type="float">
            <text:p>32</text:p>
          </table:table-cell>
          <table:table-cell office:value-type="float" office:value="0.000859" calcext:value-type="float">
            <text:p>0.000859</text:p>
          </table:table-cell>
          <table:table-cell office:value-type="float" office:value="437907" calcext:value-type="float">
            <text:p>437907</text:p>
          </table:table-cell>
          <table:table-cell office:value-type="float" office:value="0.437907" calcext:value-type="float">
            <text:p>0.438</text:p>
          </table:table-cell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office:value-type="float" office:value="50651" calcext:value-type="float">
            <text:p>50651</text:p>
          </table:table-cell>
          <table:table-cell office:value-type="float" office:value="1019" calcext:value-type="float">
            <text:p>1019</text:p>
          </table:table-cell>
          <table:table-cell office:value-type="float" office:value="345851" calcext:value-type="float">
            <text:p>345851</text:p>
          </table:table-cell>
          <table:table-cell/>
          <table:table-cell table:formula="of:=[.H9]/[.F9]" office:value-type="percentage" office:value="0.0011691980260649" calcext:value-type="percentage">
            <text:p>0,12 %</text:p>
          </table:table-cell>
          <table:table-cell table:formula="of:=[.I9]/[.F9]" office:value-type="percentage" office:value="0" calcext:value-type="percentage">
            <text:p>0,00 %</text:p>
          </table:table-cell>
          <table:table-cell table:formula="of:=[.J9]/[.F9]" office:value-type="percentage" office:value="0.115666111754322" calcext:value-type="percentage">
            <text:p>11,57 %</text:p>
          </table:table-cell>
          <table:table-cell table:formula="of:=[.K9]/[.F9]" office:value-type="percentage" office:value="0.0023269781026565" calcext:value-type="percentage">
            <text:p>0,23 %</text:p>
          </table:table-cell>
          <table:table-cell table:style-name="ce7" table:formula="of:=[.L9]/[.F9]" office:value-type="percentage" office:value="0.789781848657363" calcext:value-type="percentage">
            <text:p>78,98 %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UDA pos vel</text:p>
          </table:table-cell>
          <table:table-cell office:value-type="float" office:value="100" calcext:value-type="float">
            <text:p>100</text:p>
          </table:table-cell>
          <table:table-cell office:value-type="float" office:value="320" calcext:value-type="float">
            <text:p>320</text:p>
          </table:table-cell>
          <table:table-cell office:value-type="float" office:value="0.031288" calcext:value-type="float">
            <text:p>0.031288</text:p>
          </table:table-cell>
          <table:table-cell office:value-type="float" office:value="55964" calcext:value-type="float">
            <text:p>55964</text:p>
          </table:table-cell>
          <table:table-cell office:value-type="float" office:value="0.055964" calcext:value-type="float">
            <text:p>0.056</text:p>
          </table:table-cell>
          <table:table-cell office:value-type="float" office:value="706" calcext:value-type="float">
            <text:p>706</text:p>
          </table:table-cell>
          <table:table-cell office:value-type="float" office:value="0" calcext:value-type="float">
            <text:p>0</text:p>
          </table:table-cell>
          <table:table-cell office:value-type="float" office:value="5618" calcext:value-type="float">
            <text:p>5618</text:p>
          </table:table-cell>
          <table:table-cell office:value-type="float" office:value="1049" calcext:value-type="float">
            <text:p>1049</text:p>
          </table:table-cell>
          <table:table-cell office:value-type="float" office:value="44436" calcext:value-type="float">
            <text:p>44436</text:p>
          </table:table-cell>
          <table:table-cell/>
          <table:table-cell table:formula="of:=[.H10]/[.F10]" office:value-type="percentage" office:value="0.0126152526624258" calcext:value-type="percentage">
            <text:p>1,26 %</text:p>
          </table:table-cell>
          <table:table-cell table:formula="of:=[.I10]/[.F10]" office:value-type="percentage" office:value="0" calcext:value-type="percentage">
            <text:p>0,00 %</text:p>
          </table:table-cell>
          <table:table-cell table:formula="of:=[.J10]/[.F10]" office:value-type="percentage" office:value="0.100385962404403" calcext:value-type="percentage">
            <text:p>10,04 %</text:p>
          </table:table-cell>
          <table:table-cell table:formula="of:=[.K10]/[.F10]" office:value-type="percentage" office:value="0.0187441926953041" calcext:value-type="percentage">
            <text:p>1,87 %</text:p>
          </table:table-cell>
          <table:table-cell table:style-name="ce7" table:formula="of:=[.L10]/[.F10]" office:value-type="percentage" office:value="0.794010435279823" calcext:value-type="percentage">
            <text:p>79,40 %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UDA pos vel</text:p>
          </table:table-cell>
          <table:table-cell office:value-type="float" office:value="1000" calcext:value-type="float">
            <text:p>1000</text:p>
          </table:table-cell>
          <table:table-cell office:value-type="float" office:value="320" calcext:value-type="float">
            <text:p>320</text:p>
          </table:table-cell>
          <table:table-cell office:value-type="float" office:value="0.002031" calcext:value-type="float">
            <text:p>0.002031</text:p>
          </table:table-cell>
          <table:table-cell office:value-type="float" office:value="522118" calcext:value-type="float">
            <text:p>522118</text:p>
          </table:table-cell>
          <table:table-cell office:value-type="float" office:value="0.522118" calcext:value-type="float">
            <text:p>0.522</text:p>
          </table:table-cell>
          <table:table-cell office:value-type="float" office:value="687" calcext:value-type="float">
            <text:p>687</text:p>
          </table:table-cell>
          <table:table-cell office:value-type="float" office:value="0" calcext:value-type="float">
            <text:p>0</text:p>
          </table:table-cell>
          <table:table-cell office:value-type="float" office:value="54866" calcext:value-type="float">
            <text:p>54866</text:p>
          </table:table-cell>
          <table:table-cell office:value-type="float" office:value="10144" calcext:value-type="float">
            <text:p>10144</text:p>
          </table:table-cell>
          <table:table-cell office:value-type="float" office:value="414780" calcext:value-type="float">
            <text:p>414780</text:p>
          </table:table-cell>
          <table:table-cell/>
          <table:table-cell table:formula="of:=[.H11]/[.F11]" office:value-type="percentage" office:value="0.00131579451388383" calcext:value-type="percentage">
            <text:p>0,13 %</text:p>
          </table:table-cell>
          <table:table-cell table:formula="of:=[.I11]/[.F11]" office:value-type="percentage" office:value="0" calcext:value-type="percentage">
            <text:p>0,00 %</text:p>
          </table:table-cell>
          <table:table-cell table:formula="of:=[.J11]/[.F11]" office:value-type="percentage" office:value="0.105083525180132" calcext:value-type="percentage">
            <text:p>10,51 %</text:p>
          </table:table-cell>
          <table:table-cell table:formula="of:=[.K11]/[.F11]" office:value-type="percentage" office:value="0.0194285582952513" calcext:value-type="percentage">
            <text:p>1,94 %</text:p>
          </table:table-cell>
          <table:table-cell table:style-name="ce7" table:formula="of:=[.L11]/[.F11]" office:value-type="percentage" office:value="0.79441812004183" calcext:value-type="percentage">
            <text:p>79,44 %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UDA pos vel</text:p>
          </table:table-cell>
          <table:table-cell office:value-type="float" office:value="100" calcext:value-type="float">
            <text:p>100</text:p>
          </table:table-cell>
          <table:table-cell office:value-type="float" office:value="3200" calcext:value-type="float">
            <text:p>3200</text:p>
          </table:table-cell>
          <table:table-cell office:value-type="float" office:value="0.025188" calcext:value-type="float">
            <text:p>0.025188</text:p>
          </table:table-cell>
          <table:table-cell office:value-type="float" office:value="221968" calcext:value-type="float">
            <text:p>221968</text:p>
          </table:table-cell>
          <table:table-cell office:value-type="float" office:value="0.221968" calcext:value-type="float">
            <text:p>0.222</text:p>
          </table:table-cell>
          <table:table-cell office:value-type="float" office:value="1885" calcext:value-type="float">
            <text:p>1885</text:p>
          </table:table-cell>
          <table:table-cell office:value-type="float" office:value="497" calcext:value-type="float">
            <text:p>497</text:p>
          </table:table-cell>
          <table:table-cell office:value-type="float" office:value="8045" calcext:value-type="float">
            <text:p>8045</text:p>
          </table:table-cell>
          <table:table-cell office:value-type="float" office:value="11257" calcext:value-type="float">
            <text:p>11257</text:p>
          </table:table-cell>
          <table:table-cell office:value-type="float" office:value="172710" calcext:value-type="float">
            <text:p>172710</text:p>
          </table:table-cell>
          <table:table-cell/>
          <table:table-cell table:formula="of:=[.H12]/[.F12]" office:value-type="percentage" office:value="0.00849221509406761" calcext:value-type="percentage">
            <text:p>0,85 %</text:p>
          </table:table-cell>
          <table:table-cell table:formula="of:=[.I12]/[.F12]" office:value-type="percentage" office:value="0.00223906148634037" calcext:value-type="percentage">
            <text:p>0,22 %</text:p>
          </table:table-cell>
          <table:table-cell table:formula="of:=[.J12]/[.F12]" office:value-type="percentage" office:value="0.0362439630937793" calcext:value-type="percentage">
            <text:p>3,62 %</text:p>
          </table:table-cell>
          <table:table-cell table:formula="of:=[.K12]/[.F12]" office:value-type="percentage" office:value="0.0507145174079147" calcext:value-type="percentage">
            <text:p>5,07 %</text:p>
          </table:table-cell>
          <table:table-cell table:style-name="ce7" table:formula="of:=[.L12]/[.F12]" office:value-type="percentage" office:value="0.77808512938802" calcext:value-type="percentage">
            <text:p>77,81 %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UDA pos vel</text:p>
          </table:table-cell>
          <table:table-cell office:value-type="float" office:value="1000" calcext:value-type="float">
            <text:p>1000</text:p>
          </table:table-cell>
          <table:table-cell office:value-type="float" office:value="3200" calcext:value-type="float">
            <text:p>3200</text:p>
          </table:table-cell>
          <table:table-cell office:value-type="float" office:value="0.001909" calcext:value-type="float">
            <text:p>0.001909</text:p>
          </table:table-cell>
          <table:table-cell office:value-type="float" office:value="2189701" calcext:value-type="float">
            <text:p>2189701</text:p>
          </table:table-cell>
          <table:table-cell office:value-type="float" office:value="2.189701" calcext:value-type="float">
            <text:p>2.190</text:p>
          </table:table-cell>
          <table:table-cell office:value-type="float" office:value="1612" calcext:value-type="float">
            <text:p>1612</text:p>
          </table:table-cell>
          <table:table-cell office:value-type="float" office:value="5074" calcext:value-type="float">
            <text:p>5074</text:p>
          </table:table-cell>
          <table:table-cell office:value-type="float" office:value="80887" calcext:value-type="float">
            <text:p>80887</text:p>
          </table:table-cell>
          <table:table-cell office:value-type="float" office:value="109995" calcext:value-type="float">
            <text:p>109995</text:p>
          </table:table-cell>
          <table:table-cell office:value-type="float" office:value="1716909" calcext:value-type="float">
            <text:p>1716909</text:p>
          </table:table-cell>
          <table:table-cell/>
          <table:table-cell table:formula="of:=[.H13]/[.F13]" office:value-type="percentage" office:value="0.000736173568902786" calcext:value-type="percentage">
            <text:p>0,07 %</text:p>
          </table:table-cell>
          <table:table-cell table:formula="of:=[.I13]/[.F13]" office:value-type="percentage" office:value="0.00231721134529326" calcext:value-type="percentage">
            <text:p>0,23 %</text:p>
          </table:table-cell>
          <table:table-cell table:formula="of:=[.J13]/[.F13]" office:value-type="percentage" office:value="0.0369397465681388" calcext:value-type="percentage">
            <text:p>3,69 %</text:p>
          </table:table-cell>
          <table:table-cell table:formula="of:=[.K13]/[.F13]" office:value-type="percentage" office:value="0.0502328856770856" calcext:value-type="percentage">
            <text:p>5,02 %</text:p>
          </table:table-cell>
          <table:table-cell table:style-name="ce7" table:formula="of:=[.L13]/[.F13]" office:value-type="percentage" office:value="0.784083763034314" calcext:value-type="percentage">
            <text:p>78,41 %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UDA small block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0.979607" calcext:value-type="float">
            <text:p>0.979607</text:p>
          </table:table-cell>
          <table:table-cell office:value-type="float" office:value="45983" calcext:value-type="float">
            <text:p>45983</text:p>
          </table:table-cell>
          <table:table-cell office:value-type="float" office:value="0.045983" calcext:value-type="float">
            <text:p>0.046</text:p>
          </table:table-cell>
          <table:table-cell office:value-type="float" office:value="381" calcext:value-type="float">
            <text:p>381</text:p>
          </table:table-cell>
          <table:table-cell office:value-type="float" office:value="0" calcext:value-type="float">
            <text:p>0</text:p>
          </table:table-cell>
          <table:table-cell office:value-type="float" office:value="5065" calcext:value-type="float">
            <text:p>5065</text:p>
          </table:table-cell>
          <table:table-cell office:value-type="float" office:value="101" calcext:value-type="float">
            <text:p>101</text:p>
          </table:table-cell>
          <table:table-cell office:value-type="float" office:value="36467" calcext:value-type="float">
            <text:p>36467</text:p>
          </table:table-cell>
          <table:table-cell/>
          <table:table-cell table:formula="of:=[.H14]/[.F14]" office:value-type="percentage" office:value="0.00828567079137942" calcext:value-type="percentage">
            <text:p>0,83 %</text:p>
          </table:table-cell>
          <table:table-cell table:formula="of:=[.I14]/[.F14]" office:value-type="percentage" office:value="0" calcext:value-type="percentage">
            <text:p>0,00 %</text:p>
          </table:table-cell>
          <table:table-cell table:formula="of:=[.J14]/[.F14]" office:value-type="percentage" office:value="0.110149403040254" calcext:value-type="percentage">
            <text:p>11,01 %</text:p>
          </table:table-cell>
          <table:table-cell table:formula="of:=[.K14]/[.F14]" office:value-type="percentage" office:value="0.00219646391057565" calcext:value-type="percentage">
            <text:p>0,22 %</text:p>
          </table:table-cell>
          <table:table-cell table:style-name="ce7" table:formula="of:=[.L14]/[.F14]" office:value-type="percentage" office:value="0.793053954722397" calcext:value-type="percentage">
            <text:p>79,31 %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UDA small block</text:p>
          </table:table-cell>
          <table:table-cell office:value-type="float" office:value="1000" calcext:value-type="float">
            <text:p>1000</text:p>
          </table:table-cell>
          <table:table-cell office:value-type="float" office:value="32" calcext:value-type="float">
            <text:p>32</text:p>
          </table:table-cell>
          <table:table-cell office:value-type="float" office:value="0.001951" calcext:value-type="float">
            <text:p>0.001951</text:p>
          </table:table-cell>
          <table:table-cell office:value-type="float" office:value="436019" calcext:value-type="float">
            <text:p>436019</text:p>
          </table:table-cell>
          <table:table-cell office:value-type="float" office:value="0.436019" calcext:value-type="float">
            <text:p>0.436</text:p>
          </table:table-cell>
          <table:table-cell office:value-type="float" office:value="503" calcext:value-type="float">
            <text:p>503</text:p>
          </table:table-cell>
          <table:table-cell office:value-type="float" office:value="0" calcext:value-type="float">
            <text:p>0</text:p>
          </table:table-cell>
          <table:table-cell office:value-type="float" office:value="50830" calcext:value-type="float">
            <text:p>50830</text:p>
          </table:table-cell>
          <table:table-cell office:value-type="float" office:value="987" calcext:value-type="float">
            <text:p>987</text:p>
          </table:table-cell>
          <table:table-cell office:value-type="float" office:value="343933" calcext:value-type="float">
            <text:p>343933</text:p>
          </table:table-cell>
          <table:table-cell/>
          <table:table-cell table:formula="of:=[.H15]/[.F15]" office:value-type="percentage" office:value="0.00115361945236331" calcext:value-type="percentage">
            <text:p>0,12 %</text:p>
          </table:table-cell>
          <table:table-cell table:formula="of:=[.I15]/[.F15]" office:value-type="percentage" office:value="0" calcext:value-type="percentage">
            <text:p>0,00 %</text:p>
          </table:table-cell>
          <table:table-cell table:formula="of:=[.J15]/[.F15]" office:value-type="percentage" office:value="0.11657748859568" calcext:value-type="percentage">
            <text:p>11,66 %</text:p>
          </table:table-cell>
          <table:table-cell table:formula="of:=[.K15]/[.F15]" office:value-type="percentage" office:value="0.00226366282203298" calcext:value-type="percentage">
            <text:p>0,23 %</text:p>
          </table:table-cell>
          <table:table-cell table:style-name="ce7" table:formula="of:=[.L15]/[.F15]" office:value-type="percentage" office:value="0.788802781530163" calcext:value-type="percentage">
            <text:p>78,88 %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UDA small block</text:p>
          </table:table-cell>
          <table:table-cell office:value-type="float" office:value="100" calcext:value-type="float">
            <text:p>100</text:p>
          </table:table-cell>
          <table:table-cell office:value-type="float" office:value="320" calcext:value-type="float">
            <text:p>320</text:p>
          </table:table-cell>
          <table:table-cell office:value-type="float" office:value="0.006576" calcext:value-type="float">
            <text:p>0.006576</text:p>
          </table:table-cell>
          <table:table-cell office:value-type="float" office:value="54586" calcext:value-type="float">
            <text:p>54586</text:p>
          </table:table-cell>
          <table:table-cell office:value-type="float" office:value="0.054586" calcext:value-type="float">
            <text:p>0.055</text:p>
          </table:table-cell>
          <table:table-cell office:value-type="float" office:value="677" calcext:value-type="float">
            <text:p>677</text:p>
          </table:table-cell>
          <table:table-cell office:value-type="float" office:value="0" calcext:value-type="float">
            <text:p>0</text:p>
          </table:table-cell>
          <table:table-cell office:value-type="float" office:value="5349" calcext:value-type="float">
            <text:p>5349</text:p>
          </table:table-cell>
          <table:table-cell office:value-type="float" office:value="1051" calcext:value-type="float">
            <text:p>1051</text:p>
          </table:table-cell>
          <table:table-cell office:value-type="float" office:value="43330" calcext:value-type="float">
            <text:p>43330</text:p>
          </table:table-cell>
          <table:table-cell/>
          <table:table-cell table:formula="of:=[.H16]/[.F16]" office:value-type="percentage" office:value="0.0124024475140146" calcext:value-type="percentage">
            <text:p>1,24 %</text:p>
          </table:table-cell>
          <table:table-cell table:formula="of:=[.I16]/[.F16]" office:value-type="percentage" office:value="0" calcext:value-type="percentage">
            <text:p>0,00 %</text:p>
          </table:table-cell>
          <table:table-cell table:formula="of:=[.J16]/[.F16]" office:value-type="percentage" office:value="0.0979921591616898" calcext:value-type="percentage">
            <text:p>9,80 %</text:p>
          </table:table-cell>
          <table:table-cell table:formula="of:=[.K16]/[.F16]" office:value-type="percentage" office:value="0.0192540211775913" calcext:value-type="percentage">
            <text:p>1,93 %</text:p>
          </table:table-cell>
          <table:table-cell table:style-name="ce7" table:formula="of:=[.L16]/[.F16]" office:value-type="percentage" office:value="0.793793280328289" calcext:value-type="percentage">
            <text:p>79,38 %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UDA small block</text:p>
          </table:table-cell>
          <table:table-cell office:value-type="float" office:value="1000" calcext:value-type="float">
            <text:p>1000</text:p>
          </table:table-cell>
          <table:table-cell office:value-type="float" office:value="320" calcext:value-type="float">
            <text:p>320</text:p>
          </table:table-cell>
          <table:table-cell office:value-type="float" office:value="0.001385" calcext:value-type="float">
            <text:p>0.001385</text:p>
          </table:table-cell>
          <table:table-cell office:value-type="float" office:value="517160" calcext:value-type="float">
            <text:p>517160</text:p>
          </table:table-cell>
          <table:table-cell office:value-type="float" office:value="0.51716" calcext:value-type="float">
            <text:p>0.517</text:p>
          </table:table-cell>
          <table:table-cell office:value-type="float" office:value="677" calcext:value-type="float">
            <text:p>677</text:p>
          </table:table-cell>
          <table:table-cell office:value-type="float" office:value="0" calcext:value-type="float">
            <text:p>0</text:p>
          </table:table-cell>
          <table:table-cell office:value-type="float" office:value="52793" calcext:value-type="float">
            <text:p>52793</text:p>
          </table:table-cell>
          <table:table-cell office:value-type="float" office:value="10090" calcext:value-type="float">
            <text:p>10090</text:p>
          </table:table-cell>
          <table:table-cell office:value-type="float" office:value="412311" calcext:value-type="float">
            <text:p>412311</text:p>
          </table:table-cell>
          <table:table-cell/>
          <table:table-cell table:formula="of:=[.H17]/[.F17]" office:value-type="percentage" office:value="0.00130907262742672" calcext:value-type="percentage">
            <text:p>0,13 %</text:p>
          </table:table-cell>
          <table:table-cell table:formula="of:=[.I17]/[.F17]" office:value-type="percentage" office:value="0" calcext:value-type="percentage">
            <text:p>0,00 %</text:p>
          </table:table-cell>
          <table:table-cell table:formula="of:=[.J17]/[.F17]" office:value-type="percentage" office:value="0.102082527651017" calcext:value-type="percentage">
            <text:p>10,21 %</text:p>
          </table:table-cell>
          <table:table-cell table:formula="of:=[.K17]/[.F17]" office:value-type="percentage" office:value="0.0195104029700673" calcext:value-type="percentage">
            <text:p>1,95 %</text:p>
          </table:table-cell>
          <table:table-cell table:style-name="ce7" table:formula="of:=[.L17]/[.F17]" office:value-type="percentage" office:value="0.797260035578931" calcext:value-type="percentage">
            <text:p>79,73 %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UDA small block</text:p>
          </table:table-cell>
          <table:table-cell office:value-type="float" office:value="100" calcext:value-type="float">
            <text:p>100</text:p>
          </table:table-cell>
          <table:table-cell office:value-type="float" office:value="3200" calcext:value-type="float">
            <text:p>3200</text:p>
          </table:table-cell>
          <table:table-cell office:value-type="float" office:value="0.00133" calcext:value-type="float">
            <text:p>0.001330</text:p>
          </table:table-cell>
          <table:table-cell office:value-type="float" office:value="221246" calcext:value-type="float">
            <text:p>221246</text:p>
          </table:table-cell>
          <table:table-cell office:value-type="float" office:value="0.221246" calcext:value-type="float">
            <text:p>0.221</text:p>
          </table:table-cell>
          <table:table-cell office:value-type="float" office:value="1799" calcext:value-type="float">
            <text:p>1799</text:p>
          </table:table-cell>
          <table:table-cell office:value-type="float" office:value="510" calcext:value-type="float">
            <text:p>510</text:p>
          </table:table-cell>
          <table:table-cell office:value-type="float" office:value="7880" calcext:value-type="float">
            <text:p>7880</text:p>
          </table:table-cell>
          <table:table-cell office:value-type="float" office:value="11030" calcext:value-type="float">
            <text:p>11030</text:p>
          </table:table-cell>
          <table:table-cell office:value-type="float" office:value="172793" calcext:value-type="float">
            <text:p>172793</text:p>
          </table:table-cell>
          <table:table-cell/>
          <table:table-cell table:formula="of:=[.H18]/[.F18]" office:value-type="percentage" office:value="0.00813122045144319" calcext:value-type="percentage">
            <text:p>0,81 %</text:p>
          </table:table-cell>
          <table:table-cell table:formula="of:=[.I18]/[.F18]" office:value-type="percentage" office:value="0.00230512642036466" calcext:value-type="percentage">
            <text:p>0,23 %</text:p>
          </table:table-cell>
          <table:table-cell table:formula="of:=[.J18]/[.F18]" office:value-type="percentage" office:value="0.0356164631224971" calcext:value-type="percentage">
            <text:p>3,56 %</text:p>
          </table:table-cell>
          <table:table-cell table:formula="of:=[.K18]/[.F18]" office:value-type="percentage" office:value="0.0498540086600436" calcext:value-type="percentage">
            <text:p>4,99 %</text:p>
          </table:table-cell>
          <table:table-cell table:style-name="ce7" table:formula="of:=[.L18]/[.F18]" office:value-type="percentage" office:value="0.780999430498179" calcext:value-type="percentage">
            <text:p>78,10 %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UDA small block</text:p>
          </table:table-cell>
          <table:table-cell office:value-type="float" office:value="1000" calcext:value-type="float">
            <text:p>1000</text:p>
          </table:table-cell>
          <table:table-cell office:value-type="float" office:value="3200" calcext:value-type="float">
            <text:p>3200</text:p>
          </table:table-cell>
          <table:table-cell office:value-type="float" office:value="0.000138" calcext:value-type="float">
            <text:p>0.000138</text:p>
          </table:table-cell>
          <table:table-cell office:value-type="float" office:value="2171120" calcext:value-type="float">
            <text:p>2171120</text:p>
          </table:table-cell>
          <table:table-cell office:value-type="float" office:value="2.17112" calcext:value-type="float">
            <text:p>2.171</text:p>
          </table:table-cell>
          <table:table-cell office:value-type="float" office:value="1736" calcext:value-type="float">
            <text:p>1736</text:p>
          </table:table-cell>
          <table:table-cell office:value-type="float" office:value="4917" calcext:value-type="float">
            <text:p>4917</text:p>
          </table:table-cell>
          <table:table-cell office:value-type="float" office:value="78671" calcext:value-type="float">
            <text:p>78671</text:p>
          </table:table-cell>
          <table:table-cell office:value-type="float" office:value="105069" calcext:value-type="float">
            <text:p>105069</text:p>
          </table:table-cell>
          <table:table-cell office:value-type="float" office:value="1707316" calcext:value-type="float">
            <text:p>1707316</text:p>
          </table:table-cell>
          <table:table-cell/>
          <table:table-cell table:formula="of:=[.H19]/[.F19]" office:value-type="percentage" office:value="0.0007995873097756" calcext:value-type="percentage">
            <text:p>0,08 %</text:p>
          </table:table-cell>
          <table:table-cell table:formula="of:=[.I19]/[.F19]" office:value-type="percentage" office:value="0.00226472972475036" calcext:value-type="percentage">
            <text:p>0,23 %</text:p>
          </table:table-cell>
          <table:table-cell table:formula="of:=[.J19]/[.F19]" office:value-type="percentage" office:value="0.0362352150042374" calcext:value-type="percentage">
            <text:p>3,62 %</text:p>
          </table:table-cell>
          <table:table-cell table:formula="of:=[.K19]/[.F19]" office:value-type="percentage" office:value="0.0483939165039242" calcext:value-type="percentage">
            <text:p>4,84 %</text:p>
          </table:table-cell>
          <table:table-cell table:style-name="ce7" table:formula="of:=[.L19]/[.F19]" office:value-type="percentage" office:value="0.78637569549357" calcext:value-type="percentage">
            <text:p>78,64 %</text:p>
          </table:table-cell>
          <table:table-cell table:number-columns-repeated="4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5"/>
          <table:table-cell table:style-name="Default"/>
          <table:table-cell table:number-columns-repeated="16"/>
        </table:table-row>
        <table:table-row table:style-name="ro1" table:number-rows-repeated="1048554">
          <table:table-cell table:number-columns-repeated="22"/>
        </table:table-row>
        <table:table-row table:style-name="ro1"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121" number:language="en" number:country="US">
      <number:number number:decimal-places="7" loext:min-decimal-places="7" number:min-integer-digits="1"/>
    </number:number-style>
    <number:number-style style:name="N10122" number:language="en" number:country="US">
      <number:number number:decimal-places="3" loext:min-decimal-places="3" number:min-integer-digits="1"/>
    </number:number-style>
    <number:number-style style:name="N10123" number:language="en" number:country="US">
      <number:number number:decimal-places="4" loext:min-decimal-places="4" number:min-integer-digits="1"/>
    </number:number-style>
    <number:number-style style:name="N10124" number:language="en" number:country="US">
      <number:number number:decimal-places="1" loext:min-decimal-places="1" number:min-integer-digits="1"/>
    </number:number-style>
    <number:number-style style:name="N10125" number:language="en" number:country="US">
      <number:number number:decimal-places="6" loext:min-decimal-places="6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loext:scale-to-X="1" loext:scale-to-Y="1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7">00.00.0000</text:date>, <text:time style:data-style-name="N2" text:time-value="09:01:07.93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8T14:58:47.084000000</meta:creation-date>
    <dc:date>2019-04-17T10:01:55.615000000</dc:date>
    <meta:editing-duration>PT1H25M39S</meta:editing-duration>
    <meta:editing-cycles>22</meta:editing-cycles>
    <meta:generator>LibreOffice/6.0.7.3$Windows_X86_64 LibreOffice_project/dc89aa7a9eabfd848af146d5086077aeed2ae4a5</meta:generator>
    <meta:document-statistic meta:table-count="2" meta:cell-count="646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125" number:language="en" number:country="US">
      <number:number number:decimal-places="6" loext:min-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125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0125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10125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10125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79cm" svg:height="9.005cm" xlink:href=".." xlink:type="simple" chart:class="chart:scatter" chart:style-name="ch1">
        <chart:title svg:x="5.154cm" svg:y="0.316cm" chart:style-name="ch2">
          <text:p>Distance from true optimum</text:p>
        </chart:title>
        <chart:legend chart:legend-position="end" svg:x="11.83cm" svg:y="3.705cm" style:legend-expansion="high" chart:style-name="ch3"/>
        <chart:plot-area chart:style-name="ch4" table:cell-range-address="'Rastrig D2'.B2:'Rastrig D2'.B2 'Rastrig D2'.E2:'Rastrig D2'.E19 'Rastrig D2'.B8:'Rastrig D2'.B8 'Rastrig D2'.B14:'Rastrig D2'.B14" chart:data-source-has-labels="row" svg:x="0.319cm" svg:y="1.275cm" svg:width="11.192cm" svg:height="6.569cm">
          <chartooo:coordinate-region svg:x="1.972cm" svg:y="1.474cm" svg:width="9.445cm" svg:height="5.723cm"/>
          <chart:axis chart:dimension="x" chart:name="primary-x" chart:style-name="ch5">
            <chart:title svg:x="5.157cm" svg:y="8.024cm" chart:style-name="ch6">
              <text:p>Scenrario</text:p>
            </chart:title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Rastrig D2'.E2:'Rastrig D2'.E7" chart:label-cell-address="'Rastrig D2'.B2:'Rastrig D2'.B2" chart:class="chart:scatter">
            <chart:data-point chart:repeated="6"/>
          </chart:series>
          <chart:series chart:style-name="ch10" chart:values-cell-range-address="'Rastrig D2'.E8:'Rastrig D2'.E13" chart:label-cell-address="'Rastrig D2'.B8:'Rastrig D2'.B8" chart:class="chart:scatter">
            <chart:data-point chart:repeated="6"/>
          </chart:series>
          <chart:series chart:style-name="ch11" chart:values-cell-range-address="'Rastrig D2'.E14:'Rastrig D2'.E19" chart:label-cell-address="'Rastrig D2'.B14:'Rastrig D2'.B14" chart:class="chart:scatte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se</text:p>
                <draw:g>
                  <svg:desc>'Rastrig D2'.B2:'Rastrig D2'.B2</svg:desc>
                </draw:g>
              </table:table-cell>
              <table:table-cell office:value-type="string">
                <text:p>CUDA pos vel</text:p>
                <draw:g>
                  <svg:desc>'Rastrig D2'.B8:'Rastrig D2'.B8</svg:desc>
                </draw:g>
              </table:table-cell>
              <table:table-cell office:value-type="string">
                <text:p>CUDA small block</text:p>
                <draw:g>
                  <svg:desc>'Rastrig D2'.B14:'Rastrig D2'.B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3">
                <text:p>0.00003</text:p>
                <draw:g>
                  <svg:desc>'Rastrig D2'.E2:'Rastrig D2'.E7</svg:desc>
                </draw:g>
              </table:table-cell>
              <table:table-cell office:value-type="float" office:value="1.387934">
                <text:p>1.387934</text:p>
                <draw:g>
                  <svg:desc>'Rastrig D2'.E8:'Rastrig D2'.E13</svg:desc>
                </draw:g>
              </table:table-cell>
              <table:table-cell office:value-type="float" office:value="0.979607">
                <text:p>0.979607</text:p>
                <draw:g>
                  <svg:desc>'Rastrig D2'.E14:'Rastrig D2'.E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4">
                <text:p>0.00004</text:p>
              </table:table-cell>
              <table:table-cell office:value-type="float" office:value="0.000859">
                <text:p>0.000859</text:p>
              </table:table-cell>
              <table:table-cell office:value-type="float" office:value="0.001951">
                <text:p>0.0019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45">
                <text:p>0.000045</text:p>
              </table:table-cell>
              <table:table-cell office:value-type="float" office:value="0.031288">
                <text:p>0.031288</text:p>
              </table:table-cell>
              <table:table-cell office:value-type="float" office:value="0.006576">
                <text:p>0.0065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18">
                <text:p>0.000018</text:p>
              </table:table-cell>
              <table:table-cell office:value-type="float" office:value="0.002031">
                <text:p>0.002031</text:p>
              </table:table-cell>
              <table:table-cell office:value-type="float" office:value="0.001385">
                <text:p>0.0013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45">
                <text:p>0.000045</text:p>
              </table:table-cell>
              <table:table-cell office:value-type="float" office:value="0.025188">
                <text:p>0.025188</text:p>
              </table:table-cell>
              <table:table-cell office:value-type="float" office:value="0.00133">
                <text:p>0.001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28">
                <text:p>0.000028</text:p>
              </table:table-cell>
              <table:table-cell office:value-type="float" office:value="0.001909">
                <text:p>0.001909</text:p>
              </table:table-cell>
              <table:table-cell office:value-type="float" office:value="0.000138">
                <text:p>0.00013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Windows_X86_64 LibreOffice_project/dc89aa7a9eabfd848af146d5086077aeed2ae4a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122" number:language="en" number:country="US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12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1012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1012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79cm" svg:height="9.005cm" xlink:href=".." xlink:type="simple" chart:class="chart:scatter" chart:style-name="ch1">
        <chart:title svg:x="7.086cm" svg:y="0.316cm" chart:style-name="ch2">
          <text:p>Runtime</text:p>
        </chart:title>
        <chart:legend chart:legend-position="end" svg:x="11.83cm" svg:y="3.705cm" style:legend-expansion="high" chart:style-name="ch3"/>
        <chart:plot-area chart:style-name="ch4" table:cell-range-address="'Rastrig D2'.B2:'Rastrig D2'.B2 'Rastrig D2'.G2:'Rastrig D2'.G19 'Rastrig D2'.B8:'Rastrig D2'.B8 'Rastrig D2'.B14:'Rastrig D2'.B14" chart:data-source-has-labels="row" svg:x="1.33cm" svg:y="1.275cm" svg:width="10.181cm" svg:height="6.569cm">
          <chartooo:coordinate-region svg:x="2.428cm" svg:y="1.474cm" svg:width="8.989cm" svg:height="5.723cm"/>
          <chart:axis chart:dimension="x" chart:name="primary-x" chart:style-name="ch5">
            <chart:title svg:x="5.715cm" svg:y="8.024cm" chart:style-name="ch6">
              <text:p>Scenario</text:p>
            </chart:title>
          </chart:axis>
          <chart:axis chart:dimension="y" chart:name="primary-y" chart:style-name="ch7">
            <chart:title svg:x="0.451cm" svg:y="4.696cm" chart:style-name="ch8">
              <text:p>s</text:p>
            </chart:title>
            <chart:grid chart:style-name="ch9" chart:class="major"/>
          </chart:axis>
          <chart:series chart:style-name="ch10" chart:values-cell-range-address="'Rastrig D2'.G2:'Rastrig D2'.G7" chart:label-cell-address="'Rastrig D2'.B2:'Rastrig D2'.B2" chart:class="chart:scatter">
            <chart:data-point chart:repeated="6"/>
          </chart:series>
          <chart:series chart:style-name="ch11" chart:values-cell-range-address="'Rastrig D2'.G8:'Rastrig D2'.G13" chart:label-cell-address="'Rastrig D2'.B8:'Rastrig D2'.B8" chart:class="chart:scatter">
            <chart:data-point chart:repeated="6"/>
          </chart:series>
          <chart:series chart:style-name="ch12" chart:values-cell-range-address="'Rastrig D2'.G14:'Rastrig D2'.G19" chart:label-cell-address="'Rastrig D2'.B14:'Rastrig D2'.B14" chart:class="chart:scatte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se</text:p>
                <draw:g>
                  <svg:desc>'Rastrig D2'.B2:'Rastrig D2'.B2</svg:desc>
                </draw:g>
              </table:table-cell>
              <table:table-cell office:value-type="string">
                <text:p>CUDA pos vel</text:p>
                <draw:g>
                  <svg:desc>'Rastrig D2'.B8:'Rastrig D2'.B8</svg:desc>
                </draw:g>
              </table:table-cell>
              <table:table-cell office:value-type="string">
                <text:p>CUDA small block</text:p>
                <draw:g>
                  <svg:desc>'Rastrig D2'.B14:'Rastrig D2'.B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64">
                <text:p>0.00064</text:p>
                <draw:g>
                  <svg:desc>'Rastrig D2'.G2:'Rastrig D2'.G7</svg:desc>
                </draw:g>
              </table:table-cell>
              <table:table-cell office:value-type="float" office:value="0.158259">
                <text:p>0.158259</text:p>
                <draw:g>
                  <svg:desc>'Rastrig D2'.G8:'Rastrig D2'.G13</svg:desc>
                </draw:g>
              </table:table-cell>
              <table:table-cell office:value-type="float" office:value="0.045983">
                <text:p>0.045983</text:p>
                <draw:g>
                  <svg:desc>'Rastrig D2'.G14:'Rastrig D2'.G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5903">
                <text:p>0.005903</text:p>
              </table:table-cell>
              <table:table-cell office:value-type="float" office:value="0.437907">
                <text:p>0.437907</text:p>
              </table:table-cell>
              <table:table-cell office:value-type="float" office:value="0.436019">
                <text:p>0.4360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6292">
                <text:p>0.006292</text:p>
              </table:table-cell>
              <table:table-cell office:value-type="float" office:value="0.055964">
                <text:p>0.055964</text:p>
              </table:table-cell>
              <table:table-cell office:value-type="float" office:value="0.054586">
                <text:p>0.0545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0083">
                <text:p>0.060083</text:p>
              </table:table-cell>
              <table:table-cell office:value-type="float" office:value="0.522118">
                <text:p>0.522118</text:p>
              </table:table-cell>
              <table:table-cell office:value-type="float" office:value="0.51716">
                <text:p>0.517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61246">
                <text:p>0.061246</text:p>
              </table:table-cell>
              <table:table-cell office:value-type="float" office:value="0.221968">
                <text:p>0.221968</text:p>
              </table:table-cell>
              <table:table-cell office:value-type="float" office:value="0.221246">
                <text:p>0.2212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62789">
                <text:p>0.562789</text:p>
              </table:table-cell>
              <table:table-cell office:value-type="float" office:value="2.189701">
                <text:p>2.189701</text:p>
              </table:table-cell>
              <table:table-cell office:value-type="float" office:value="2.17112">
                <text:p>2.1711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Windows_X86_64 LibreOffice_project/dc89aa7a9eabfd848af146d5086077aeed2ae4a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122" number:language="en" number:country="US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12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1012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1012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2cm" svg:height="9.005cm" xlink:href=".." xlink:type="simple" chart:class="chart:scatter" chart:style-name="ch1">
        <chart:title svg:x="7.093cm" svg:y="0.316cm" chart:style-name="ch2">
          <text:p>Runtime</text:p>
        </chart:title>
        <chart:legend chart:legend-position="end" svg:x="11.843cm" svg:y="3.705cm" style:legend-expansion="high" chart:style-name="ch3"/>
        <chart:plot-area chart:style-name="ch4" table:cell-range-address="'Rastrig D20'.B2:'Rastrig D20'.B2 'Rastrig D20'.G2:'Rastrig D20'.G19 'Rastrig D20'.B8:'Rastrig D20'.B8 'Rastrig D20'.B14:'Rastrig D20'.B14" chart:data-source-has-labels="row" svg:x="1.33cm" svg:y="1.275cm" svg:width="10.194cm" svg:height="6.569cm">
          <chartooo:coordinate-region svg:x="2.428cm" svg:y="1.474cm" svg:width="9.002cm" svg:height="5.723cm"/>
          <chart:axis chart:dimension="x" chart:name="primary-x" chart:style-name="ch5">
            <chart:title svg:x="5.722cm" svg:y="8.024cm" chart:style-name="ch6">
              <text:p>Scenario</text:p>
            </chart:title>
          </chart:axis>
          <chart:axis chart:dimension="y" chart:name="primary-y" chart:style-name="ch7">
            <chart:title svg:x="0.451cm" svg:y="4.696cm" chart:style-name="ch8">
              <text:p>s</text:p>
            </chart:title>
            <chart:grid chart:style-name="ch9" chart:class="major"/>
          </chart:axis>
          <chart:series chart:style-name="ch10" chart:values-cell-range-address="'Rastrig D20'.G2:'Rastrig D20'.G7" chart:label-cell-address="'Rastrig D20'.B2:'Rastrig D20'.B2" chart:class="chart:scatter">
            <chart:data-point chart:repeated="6"/>
          </chart:series>
          <chart:series chart:style-name="ch11" chart:values-cell-range-address="'Rastrig D20'.G8:'Rastrig D20'.G13" chart:label-cell-address="'Rastrig D20'.B8:'Rastrig D20'.B8" chart:class="chart:scatter">
            <chart:data-point chart:repeated="6"/>
          </chart:series>
          <chart:series chart:style-name="ch12" chart:values-cell-range-address="'Rastrig D20'.G14:'Rastrig D20'.G19" chart:label-cell-address="'Rastrig D20'.B14:'Rastrig D20'.B14" chart:class="chart:scatte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se</text:p>
                <draw:g>
                  <svg:desc>'Rastrig D20'.B2:'Rastrig D20'.B2</svg:desc>
                </draw:g>
              </table:table-cell>
              <table:table-cell office:value-type="string">
                <text:p>CUDA pos vel</text:p>
                <draw:g>
                  <svg:desc>'Rastrig D20'.B8:'Rastrig D20'.B8</svg:desc>
                </draw:g>
              </table:table-cell>
              <table:table-cell office:value-type="string">
                <text:p>CUDA small block</text:p>
                <draw:g>
                  <svg:desc>'Rastrig D20'.B14:'Rastrig D20'.B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3273">
                <text:p>0.003273</text:p>
                <draw:g>
                  <svg:desc>'Rastrig D20'.G2:'Rastrig D20'.G7</svg:desc>
                </draw:g>
              </table:table-cell>
              <table:table-cell office:value-type="float" office:value="0.154262">
                <text:p>0.154262</text:p>
                <draw:g>
                  <svg:desc>'Rastrig D20'.G8:'Rastrig D20'.G13</svg:desc>
                </draw:g>
              </table:table-cell>
              <table:table-cell office:value-type="float" office:value="0.048559">
                <text:p>0.048559</text:p>
                <draw:g>
                  <svg:desc>'Rastrig D20'.G14:'Rastrig D20'.G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31342">
                <text:p>0.031342</text:p>
              </table:table-cell>
              <table:table-cell office:value-type="float" office:value="0.450096">
                <text:p>0.450096</text:p>
              </table:table-cell>
              <table:table-cell office:value-type="float" office:value="0.494019">
                <text:p>0.4940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6911">
                <text:p>0.036911</text:p>
              </table:table-cell>
              <table:table-cell office:value-type="float" office:value="0.062922">
                <text:p>0.062922</text:p>
              </table:table-cell>
              <table:table-cell office:value-type="float" office:value="0.062799">
                <text:p>0.0627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2157">
                <text:p>0.32157</text:p>
              </table:table-cell>
              <table:table-cell office:value-type="float" office:value="0.601256">
                <text:p>0.601256</text:p>
              </table:table-cell>
              <table:table-cell office:value-type="float" office:value="0.599657">
                <text:p>0.5996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52075">
                <text:p>0.352075</text:p>
              </table:table-cell>
              <table:table-cell office:value-type="float" office:value="0.362739">
                <text:p>0.362739</text:p>
              </table:table-cell>
              <table:table-cell office:value-type="float" office:value="0.360267">
                <text:p>0.3602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318603">
                <text:p>3.318603</text:p>
              </table:table-cell>
              <table:table-cell office:value-type="float" office:value="3.588499">
                <text:p>3.588499</text:p>
              </table:table-cell>
              <table:table-cell office:value-type="float" office:value="3.551887">
                <text:p>3.55188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Windows_X86_64 LibreOffice_project/dc89aa7a9eabfd848af146d5086077aeed2ae4a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121" number:language="en" number:country="US">
      <number:number number:decimal-places="7" loext:min-decimal-places="7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012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1012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1012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1cm" svg:height="9.005cm" xlink:href=".." xlink:type="simple" chart:class="chart:scatter" chart:style-name="ch1">
        <chart:title svg:x="5.16cm" svg:y="0.316cm" chart:style-name="ch2">
          <text:p>Distance from true optimum</text:p>
        </chart:title>
        <chart:legend chart:legend-position="end" svg:x="11.842cm" svg:y="3.705cm" style:legend-expansion="high" chart:style-name="ch3"/>
        <chart:plot-area chart:style-name="ch4" table:cell-range-address="'Rastrig D20'.B2:'Rastrig D20'.B2 'Rastrig D20'.E2:'Rastrig D20'.E19 'Rastrig D20'.B8:'Rastrig D20'.B8 'Rastrig D20'.B14:'Rastrig D20'.B14" chart:data-source-has-labels="row" svg:x="0.319cm" svg:y="1.275cm" svg:width="11.204cm" svg:height="6.569cm">
          <chartooo:coordinate-region svg:x="2.158cm" svg:y="1.475cm" svg:width="9.271cm" svg:height="5.722cm"/>
          <chart:axis chart:dimension="x" chart:name="primary-x" chart:style-name="ch5">
            <chart:title svg:x="5.216cm" svg:y="8.024cm" chart:style-name="ch6">
              <text:p>Scenario</text:p>
            </chart:title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Rastrig D20'.E2:'Rastrig D20'.E7" chart:label-cell-address="'Rastrig D20'.B2:'Rastrig D20'.B2" chart:class="chart:scatter">
            <chart:data-point chart:repeated="6"/>
          </chart:series>
          <chart:series chart:style-name="ch10" chart:values-cell-range-address="'Rastrig D20'.E8:'Rastrig D20'.E13" chart:label-cell-address="'Rastrig D20'.B8:'Rastrig D20'.B8" chart:class="chart:scatter">
            <chart:data-point chart:repeated="6"/>
          </chart:series>
          <chart:series chart:style-name="ch11" chart:values-cell-range-address="'Rastrig D20'.E14:'Rastrig D20'.E19" chart:label-cell-address="'Rastrig D20'.B14:'Rastrig D20'.B14" chart:class="chart:scatte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se</text:p>
                <draw:g>
                  <svg:desc>'Rastrig D20'.B2:'Rastrig D20'.B2</svg:desc>
                </draw:g>
              </table:table-cell>
              <table:table-cell office:value-type="string">
                <text:p>CUDA pos vel</text:p>
                <draw:g>
                  <svg:desc>'Rastrig D20'.B8:'Rastrig D20'.B8</svg:desc>
                </draw:g>
              </table:table-cell>
              <table:table-cell office:value-type="string">
                <text:p>CUDA small block</text:p>
                <draw:g>
                  <svg:desc>'Rastrig D20'.B14:'Rastrig D20'.B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.95541">
                <text:p>5.95541</text:p>
                <draw:g>
                  <svg:desc>'Rastrig D20'.E2:'Rastrig D20'.E7</svg:desc>
                </draw:g>
              </table:table-cell>
              <table:table-cell office:value-type="float" office:value="0.931624">
                <text:p>0.931624</text:p>
                <draw:g>
                  <svg:desc>'Rastrig D20'.E8:'Rastrig D20'.E13</svg:desc>
                </draw:g>
              </table:table-cell>
              <table:table-cell office:value-type="float" office:value="3.917579">
                <text:p>3.917579</text:p>
                <draw:g>
                  <svg:desc>'Rastrig D20'.E14:'Rastrig D20'.E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964992">
                <text:p>5.964992</text:p>
              </table:table-cell>
              <table:table-cell office:value-type="float" office:value="0.423047">
                <text:p>0.423047</text:p>
              </table:table-cell>
              <table:table-cell office:value-type="float" office:value="3.080717">
                <text:p>3.0807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098978">
                <text:p>4.098978</text:p>
              </table:table-cell>
              <table:table-cell office:value-type="float" office:value="6.401386">
                <text:p>6.401386</text:p>
              </table:table-cell>
              <table:table-cell office:value-type="float" office:value="2.902125">
                <text:p>2.9021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559528">
                <text:p>4.559528</text:p>
              </table:table-cell>
              <table:table-cell office:value-type="float" office:value="1.645865">
                <text:p>1.645865</text:p>
              </table:table-cell>
              <table:table-cell office:value-type="float" office:value="3.974747">
                <text:p>3.9747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446535">
                <text:p>3.446535</text:p>
              </table:table-cell>
              <table:table-cell office:value-type="float" office:value="0.262492">
                <text:p>0.262492</text:p>
              </table:table-cell>
              <table:table-cell office:value-type="float" office:value="0.062259">
                <text:p>0.0622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722846">
                <text:p>3.722846</text:p>
              </table:table-cell>
              <table:table-cell office:value-type="float" office:value="0.082036">
                <text:p>0.082036</text:p>
              </table:table-cell>
              <table:table-cell office:value-type="float" office:value="0.067377">
                <text:p>0.06737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Windows_X86_64 LibreOffice_project/dc89aa7a9eabfd848af146d5086077aeed2ae4a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